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721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163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</office:automatic-styles>
  <office:body>
    <office:spreadsheet>
      <table:calculation-settings table:automatic-find-labels="false" table:use-regular-expressions="false" table:use-wildcards="true"/>
      <table:table table:name="vent_2023-10-31T09-1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hm</text:p>
          </table:table-cell>
          <table:table-cell office:value-type="string" calcext:value-type="string">
            <text:p>cTime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cm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Ta_o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integ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pcnt_pot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Ta_filt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heat_o</text:p>
          </table:table-cell>
          <table:table-cell office:value-type="string" calcext:value-type="string">
            <text:p>qduct</text:p>
          </table:table-cell>
          <table:table-cell office:value-type="string" calcext:value-type="string">
            <text:p>mdot</text:p>
          </table:table-cell>
          <table:table-cell office:value-type="string" calcext:value-type="string">
            <text:p>mdot_lag</text:p>
          </table:table-cell>
          <table:table-cell/>
        </table:table-row>
        <table:table-row table:style-name="ro1">
          <table:table-cell office:value-type="date" office:date-value="2023-10-31T08:11:38" calcext:value-type="date">
            <text:p>2023-10-31T08:11:38</text:p>
          </table:table-cell>
          <table:table-cell office:value-type="float" office:value="92121098" calcext:value-type="float">
            <text:p>9212109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116" calcext:value-type="float">
            <text:p>70.116</text:p>
          </table:table-cell>
          <table:table-cell office:value-type="float" office:value="67.3" calcext:value-type="float">
            <text:p>67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466" calcext:value-type="float">
            <text:p>70.466</text:p>
          </table:table-cell>
          <table:table-cell office:value-type="float" office:value="-2.097" calcext:value-type="float">
            <text:p>-2.097</text:p>
          </table:table-cell>
          <table:table-cell office:value-type="float" office:value="-20" calcext:value-type="float">
            <text:p>-20</text:p>
          </table:table-cell>
          <table:table-cell office:value-type="float" office:value="87.318" calcext:value-type="float">
            <text:p>87.318</text:p>
          </table:table-cell>
          <table:table-cell office:value-type="float" office:value="67.318" calcext:value-type="float">
            <text:p>67.318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70.099" calcext:value-type="float">
            <text:p>70.099</text:p>
          </table:table-cell>
          <table:table-cell office:value-type="float" office:value="402.9" calcext:value-type="float">
            <text:p>402.9</text:p>
          </table:table-cell>
          <table:table-cell office:value-type="float" office:value="2201.5" calcext:value-type="float">
            <text:p>2201.5</text:p>
          </table:table-cell>
          <table:table-cell office:value-type="float" office:value="13694.9" calcext:value-type="float">
            <text:p>13694.9</text:p>
          </table:table-cell>
          <table:table-cell office:value-type="float" office:value="1015.155" calcext:value-type="float">
            <text:p>1015.155</text:p>
          </table:table-cell>
          <table:table-cell office:value-type="float" office:value="838.809" calcext:value-type="float">
            <text:p>838.8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40" calcext:value-type="date">
            <text:p>2023-10-31T08:11:40</text:p>
          </table:table-cell>
          <table:table-cell office:value-type="float" office:value="92121100" calcext:value-type="float">
            <text:p>9212110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98" calcext:value-type="float">
            <text:p>70.098</text:p>
          </table:table-cell>
          <table:table-cell office:value-type="float" office:value="66.9" calcext:value-type="float">
            <text:p>66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473" calcext:value-type="float">
            <text:p>70.473</text:p>
          </table:table-cell>
          <table:table-cell office:value-type="float" office:value="-2.1" calcext:value-type="float">
            <text:p>-2.1</text:p>
          </table:table-cell>
          <table:table-cell office:value-type="float" office:value="-20" calcext:value-type="float">
            <text:p>-20</text:p>
          </table:table-cell>
          <table:table-cell office:value-type="float" office:value="86.917" calcext:value-type="float">
            <text:p>86.917</text:p>
          </table:table-cell>
          <table:table-cell office:value-type="float" office:value="66.917" calcext:value-type="float">
            <text:p>66.917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70.101" calcext:value-type="float">
            <text:p>70.101</text:p>
          </table:table-cell>
          <table:table-cell office:value-type="float" office:value="402.9" calcext:value-type="float">
            <text:p>402.9</text:p>
          </table:table-cell>
          <table:table-cell office:value-type="float" office:value="2201.1" calcext:value-type="float">
            <text:p>2201.1</text:p>
          </table:table-cell>
          <table:table-cell office:value-type="float" office:value="13710.6" calcext:value-type="float">
            <text:p>13710.6</text:p>
          </table:table-cell>
          <table:table-cell office:value-type="float" office:value="1010.114" calcext:value-type="float">
            <text:p>1010.114</text:p>
          </table:table-cell>
          <table:table-cell office:value-type="float" office:value="839.773" calcext:value-type="float">
            <text:p>839.7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42" calcext:value-type="date">
            <text:p>2023-10-31T08:11:42</text:p>
          </table:table-cell>
          <table:table-cell office:value-type="float" office:value="92121102" calcext:value-type="float">
            <text:p>9212110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44" calcext:value-type="float">
            <text:p>70.044</text:p>
          </table:table-cell>
          <table:table-cell office:value-type="float" office:value="66.5" calcext:value-type="float">
            <text:p>66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479" calcext:value-type="float">
            <text:p>70.479</text:p>
          </table:table-cell>
          <table:table-cell office:value-type="float" office:value="-2.102" calcext:value-type="float">
            <text:p>-2.102</text:p>
          </table:table-cell>
          <table:table-cell office:value-type="float" office:value="-20" calcext:value-type="float">
            <text:p>-20</text:p>
          </table:table-cell>
          <table:table-cell office:value-type="float" office:value="86.516" calcext:value-type="float">
            <text:p>86.516</text:p>
          </table:table-cell>
          <table:table-cell office:value-type="float" office:value="66.516" calcext:value-type="float">
            <text:p>66.516</text:p>
          </table:table-cell>
          <table:table-cell office:value-type="float" office:value="100" calcext:value-type="float">
            <text:p>100</text:p>
          </table:table-cell>
          <table:table-cell office:value-type="float" office:value="169" calcext:value-type="float">
            <text:p>169</text:p>
          </table:table-cell>
          <table:table-cell office:value-type="float" office:value="70.103" calcext:value-type="float">
            <text:p>70.103</text:p>
          </table:table-cell>
          <table:table-cell office:value-type="float" office:value="402.9" calcext:value-type="float">
            <text:p>402.9</text:p>
          </table:table-cell>
          <table:table-cell office:value-type="float" office:value="2200.7" calcext:value-type="float">
            <text:p>2200.7</text:p>
          </table:table-cell>
          <table:table-cell office:value-type="float" office:value="13725.7" calcext:value-type="float">
            <text:p>13725.7</text:p>
          </table:table-cell>
          <table:table-cell office:value-type="float" office:value="1005.063" calcext:value-type="float">
            <text:p>1005.063</text:p>
          </table:table-cell>
          <table:table-cell office:value-type="float" office:value="840.706" calcext:value-type="float">
            <text:p>840.7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46" calcext:value-type="date">
            <text:p>2023-10-31T08:11:46</text:p>
          </table:table-cell>
          <table:table-cell office:value-type="float" office:value="92121106" calcext:value-type="float">
            <text:p>9212110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69.989" calcext:value-type="float">
            <text:p>69.989</text:p>
          </table:table-cell>
          <table:table-cell office:value-type="float" office:value="65.7" calcext:value-type="float">
            <text:p>65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492" calcext:value-type="float">
            <text:p>70.492</text:p>
          </table:table-cell>
          <table:table-cell office:value-type="float" office:value="-2.104" calcext:value-type="float">
            <text:p>-2.104</text:p>
          </table:table-cell>
          <table:table-cell office:value-type="float" office:value="-20" calcext:value-type="float">
            <text:p>-20</text:p>
          </table:table-cell>
          <table:table-cell office:value-type="float" office:value="85.713" calcext:value-type="float">
            <text:p>85.713</text:p>
          </table:table-cell>
          <table:table-cell office:value-type="float" office:value="65.713" calcext:value-type="float">
            <text:p>65.713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70.104" calcext:value-type="float">
            <text:p>70.104</text:p>
          </table:table-cell>
          <table:table-cell office:value-type="float" office:value="402.9" calcext:value-type="float">
            <text:p>402.9</text:p>
          </table:table-cell>
          <table:table-cell office:value-type="float" office:value="2199.7" calcext:value-type="float">
            <text:p>2199.7</text:p>
          </table:table-cell>
          <table:table-cell office:value-type="float" office:value="13754.3" calcext:value-type="float">
            <text:p>13754.3</text:p>
          </table:table-cell>
          <table:table-cell office:value-type="float" office:value="994.929" calcext:value-type="float">
            <text:p>994.929</text:p>
          </table:table-cell>
          <table:table-cell office:value-type="float" office:value="842.47" calcext:value-type="float">
            <text:p>842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48" calcext:value-type="date">
            <text:p>2023-10-31T08:11:48</text:p>
          </table:table-cell>
          <table:table-cell office:value-type="float" office:value="92121108" calcext:value-type="float">
            <text:p>9212110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26" calcext:value-type="float">
            <text:p>70.026</text:p>
          </table:table-cell>
          <table:table-cell office:value-type="float" office:value="65.3" calcext:value-type="float">
            <text:p>65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498" calcext:value-type="float">
            <text:p>70.498</text:p>
          </table:table-cell>
          <table:table-cell office:value-type="float" office:value="-2.104" calcext:value-type="float">
            <text:p>-2.104</text:p>
          </table:table-cell>
          <table:table-cell office:value-type="float" office:value="-20" calcext:value-type="float">
            <text:p>-20</text:p>
          </table:table-cell>
          <table:table-cell office:value-type="float" office:value="85.312" calcext:value-type="float">
            <text:p>85.312</text:p>
          </table:table-cell>
          <table:table-cell office:value-type="float" office:value="65.312" calcext:value-type="float">
            <text:p>65.312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70.103" calcext:value-type="float">
            <text:p>70.103</text:p>
          </table:table-cell>
          <table:table-cell office:value-type="float" office:value="402.9" calcext:value-type="float">
            <text:p>402.9</text:p>
          </table:table-cell>
          <table:table-cell office:value-type="float" office:value="2199.3" calcext:value-type="float">
            <text:p>2199.3</text:p>
          </table:table-cell>
          <table:table-cell office:value-type="float" office:value="13767.7" calcext:value-type="float">
            <text:p>13767.7</text:p>
          </table:table-cell>
          <table:table-cell office:value-type="float" office:value="989.847" calcext:value-type="float">
            <text:p>989.847</text:p>
          </table:table-cell>
          <table:table-cell office:value-type="float" office:value="843.301" calcext:value-type="float">
            <text:p>843.3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50" calcext:value-type="date">
            <text:p>2023-10-31T08:11:50</text:p>
          </table:table-cell>
          <table:table-cell office:value-type="float" office:value="92121110" calcext:value-type="float">
            <text:p>9212111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26" calcext:value-type="float">
            <text:p>70.026</text:p>
          </table:table-cell>
          <table:table-cell office:value-type="float" office:value="64.9" calcext:value-type="float">
            <text:p>64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04" calcext:value-type="float">
            <text:p>70.504</text:p>
          </table:table-cell>
          <table:table-cell office:value-type="float" office:value="-2.103" calcext:value-type="float">
            <text:p>-2.103</text:p>
          </table:table-cell>
          <table:table-cell office:value-type="float" office:value="-20" calcext:value-type="float">
            <text:p>-20</text:p>
          </table:table-cell>
          <table:table-cell office:value-type="float" office:value="84.911" calcext:value-type="float">
            <text:p>84.911</text:p>
          </table:table-cell>
          <table:table-cell office:value-type="float" office:value="64.911" calcext:value-type="float">
            <text:p>64.911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70.102" calcext:value-type="float">
            <text:p>70.102</text:p>
          </table:table-cell>
          <table:table-cell office:value-type="float" office:value="402.9" calcext:value-type="float">
            <text:p>402.9</text:p>
          </table:table-cell>
          <table:table-cell office:value-type="float" office:value="2198.8" calcext:value-type="float">
            <text:p>2198.8</text:p>
          </table:table-cell>
          <table:table-cell office:value-type="float" office:value="13780.6" calcext:value-type="float">
            <text:p>13780.6</text:p>
          </table:table-cell>
          <table:table-cell office:value-type="float" office:value="984.753" calcext:value-type="float">
            <text:p>984.753</text:p>
          </table:table-cell>
          <table:table-cell office:value-type="float" office:value="844.101" calcext:value-type="float">
            <text:p>844.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52" calcext:value-type="date">
            <text:p>2023-10-31T08:11:52</text:p>
          </table:table-cell>
          <table:table-cell office:value-type="float" office:value="92121112" calcext:value-type="float">
            <text:p>9212111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26" calcext:value-type="float">
            <text:p>70.026</text:p>
          </table:table-cell>
          <table:table-cell office:value-type="float" office:value="64.5" calcext:value-type="float">
            <text:p>64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1" calcext:value-type="float">
            <text:p>70.51</text:p>
          </table:table-cell>
          <table:table-cell office:value-type="float" office:value="-2.102" calcext:value-type="float">
            <text:p>-2.102</text:p>
          </table:table-cell>
          <table:table-cell office:value-type="float" office:value="-20" calcext:value-type="float">
            <text:p>-20</text:p>
          </table:table-cell>
          <table:table-cell office:value-type="float" office:value="84.51" calcext:value-type="float">
            <text:p>84.51</text:p>
          </table:table-cell>
          <table:table-cell office:value-type="float" office:value="64.51" calcext:value-type="float">
            <text:p>64.51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70.101" calcext:value-type="float">
            <text:p>70.101</text:p>
          </table:table-cell>
          <table:table-cell office:value-type="float" office:value="402.9" calcext:value-type="float">
            <text:p>402.9</text:p>
          </table:table-cell>
          <table:table-cell office:value-type="float" office:value="2198.3" calcext:value-type="float">
            <text:p>2198.3</text:p>
          </table:table-cell>
          <table:table-cell office:value-type="float" office:value="13793" calcext:value-type="float">
            <text:p>13793</text:p>
          </table:table-cell>
          <table:table-cell office:value-type="float" office:value="979.65" calcext:value-type="float">
            <text:p>979.65</text:p>
          </table:table-cell>
          <table:table-cell office:value-type="float" office:value="844.868" calcext:value-type="float">
            <text:p>844.8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54" calcext:value-type="date">
            <text:p>2023-10-31T08:11:54</text:p>
          </table:table-cell>
          <table:table-cell office:value-type="float" office:value="92121114" calcext:value-type="float">
            <text:p>9212111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62" calcext:value-type="float">
            <text:p>70.062</text:p>
          </table:table-cell>
          <table:table-cell office:value-type="float" office:value="64.1" calcext:value-type="float">
            <text:p>64.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16" calcext:value-type="float">
            <text:p>70.516</text:p>
          </table:table-cell>
          <table:table-cell office:value-type="float" office:value="-2.1" calcext:value-type="float">
            <text:p>-2.1</text:p>
          </table:table-cell>
          <table:table-cell office:value-type="float" office:value="-20" calcext:value-type="float">
            <text:p>-20</text:p>
          </table:table-cell>
          <table:table-cell office:value-type="float" office:value="84.11" calcext:value-type="float">
            <text:p>84.11</text:p>
          </table:table-cell>
          <table:table-cell office:value-type="float" office:value="64.11" calcext:value-type="float">
            <text:p>64.11</text:p>
          </table:table-cell>
          <table:table-cell office:value-type="float" office:value="100" calcext:value-type="float">
            <text:p>100</text:p>
          </table:table-cell>
          <table:table-cell office:value-type="float" office:value="163" calcext:value-type="float">
            <text:p>163</text:p>
          </table:table-cell>
          <table:table-cell office:value-type="float" office:value="70.099" calcext:value-type="float">
            <text:p>70.099</text:p>
          </table:table-cell>
          <table:table-cell office:value-type="float" office:value="402.9" calcext:value-type="float">
            <text:p>402.9</text:p>
          </table:table-cell>
          <table:table-cell office:value-type="float" office:value="2197.8" calcext:value-type="float">
            <text:p>2197.8</text:p>
          </table:table-cell>
          <table:table-cell office:value-type="float" office:value="13804.8" calcext:value-type="float">
            <text:p>13804.8</text:p>
          </table:table-cell>
          <table:table-cell office:value-type="float" office:value="974.535" calcext:value-type="float">
            <text:p>974.535</text:p>
          </table:table-cell>
          <table:table-cell office:value-type="float" office:value="845.604" calcext:value-type="float">
            <text:p>845.6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56" calcext:value-type="date">
            <text:p>2023-10-31T08:11:56</text:p>
          </table:table-cell>
          <table:table-cell office:value-type="float" office:value="92121116" calcext:value-type="float">
            <text:p>9212111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44" calcext:value-type="float">
            <text:p>70.044</text:p>
          </table:table-cell>
          <table:table-cell office:value-type="float" office:value="63.7" calcext:value-type="float">
            <text:p>63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22" calcext:value-type="float">
            <text:p>70.522</text:p>
          </table:table-cell>
          <table:table-cell office:value-type="float" office:value="-2.098" calcext:value-type="float">
            <text:p>-2.098</text:p>
          </table:table-cell>
          <table:table-cell office:value-type="float" office:value="-20" calcext:value-type="float">
            <text:p>-20</text:p>
          </table:table-cell>
          <table:table-cell office:value-type="float" office:value="83.709" calcext:value-type="float">
            <text:p>83.709</text:p>
          </table:table-cell>
          <table:table-cell office:value-type="float" office:value="63.709" calcext:value-type="float">
            <text:p>63.709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70.097" calcext:value-type="float">
            <text:p>70.097</text:p>
          </table:table-cell>
          <table:table-cell office:value-type="float" office:value="402.9" calcext:value-type="float">
            <text:p>402.9</text:p>
          </table:table-cell>
          <table:table-cell office:value-type="float" office:value="2197.3" calcext:value-type="float">
            <text:p>2197.3</text:p>
          </table:table-cell>
          <table:table-cell office:value-type="float" office:value="13816.1" calcext:value-type="float">
            <text:p>13816.1</text:p>
          </table:table-cell>
          <table:table-cell office:value-type="float" office:value="969.41" calcext:value-type="float">
            <text:p>969.41</text:p>
          </table:table-cell>
          <table:table-cell office:value-type="float" office:value="846.306" calcext:value-type="float">
            <text:p>846.3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1:58" calcext:value-type="date">
            <text:p>2023-10-31T08:11:58</text:p>
          </table:table-cell>
          <table:table-cell office:value-type="float" office:value="92121118" calcext:value-type="float">
            <text:p>9212111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44" calcext:value-type="float">
            <text:p>70.044</text:p>
          </table:table-cell>
          <table:table-cell office:value-type="float" office:value="63.3" calcext:value-type="float">
            <text:p>63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27" calcext:value-type="float">
            <text:p>70.527</text:p>
          </table:table-cell>
          <table:table-cell office:value-type="float" office:value="-2.095" calcext:value-type="float">
            <text:p>-2.095</text:p>
          </table:table-cell>
          <table:table-cell office:value-type="float" office:value="-20" calcext:value-type="float">
            <text:p>-20</text:p>
          </table:table-cell>
          <table:table-cell office:value-type="float" office:value="83.31" calcext:value-type="float">
            <text:p>83.31</text:p>
          </table:table-cell>
          <table:table-cell office:value-type="float" office:value="63.31" calcext:value-type="float">
            <text:p>63.31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70.094" calcext:value-type="float">
            <text:p>70.094</text:p>
          </table:table-cell>
          <table:table-cell office:value-type="float" office:value="402.9" calcext:value-type="float">
            <text:p>402.9</text:p>
          </table:table-cell>
          <table:table-cell office:value-type="float" office:value="2196.8" calcext:value-type="float">
            <text:p>2196.8</text:p>
          </table:table-cell>
          <table:table-cell office:value-type="float" office:value="13826.8" calcext:value-type="float">
            <text:p>13826.8</text:p>
          </table:table-cell>
          <table:table-cell office:value-type="float" office:value="964.275" calcext:value-type="float">
            <text:p>964.275</text:p>
          </table:table-cell>
          <table:table-cell office:value-type="float" office:value="846.975" calcext:value-type="float">
            <text:p>846.9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00" calcext:value-type="date">
            <text:p>2023-10-31T08:12:00</text:p>
          </table:table-cell>
          <table:table-cell office:value-type="float" office:value="92121120" calcext:value-type="float">
            <text:p>9212112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62" calcext:value-type="float">
            <text:p>70.062</text:p>
          </table:table-cell>
          <table:table-cell office:value-type="float" office:value="62.9" calcext:value-type="float">
            <text:p>62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33" calcext:value-type="float">
            <text:p>70.533</text:p>
          </table:table-cell>
          <table:table-cell office:value-type="float" office:value="-2.093" calcext:value-type="float">
            <text:p>-2.093</text:p>
          </table:table-cell>
          <table:table-cell office:value-type="float" office:value="-20" calcext:value-type="float">
            <text:p>-20</text:p>
          </table:table-cell>
          <table:table-cell office:value-type="float" office:value="82.911" calcext:value-type="float">
            <text:p>82.911</text:p>
          </table:table-cell>
          <table:table-cell office:value-type="float" office:value="62.911" calcext:value-type="float">
            <text:p>62.911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70.092" calcext:value-type="float">
            <text:p>70.092</text:p>
          </table:table-cell>
          <table:table-cell office:value-type="float" office:value="408.3" calcext:value-type="float">
            <text:p>408.3</text:p>
          </table:table-cell>
          <table:table-cell office:value-type="float" office:value="2196.3" calcext:value-type="float">
            <text:p>2196.3</text:p>
          </table:table-cell>
          <table:table-cell office:value-type="float" office:value="13837" calcext:value-type="float">
            <text:p>13837</text:p>
          </table:table-cell>
          <table:table-cell office:value-type="float" office:value="959.129" calcext:value-type="float">
            <text:p>959.129</text:p>
          </table:table-cell>
          <table:table-cell office:value-type="float" office:value="847.611" calcext:value-type="float">
            <text:p>847.6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02" calcext:value-type="date">
            <text:p>2023-10-31T08:12:02</text:p>
          </table:table-cell>
          <table:table-cell office:value-type="float" office:value="92121122" calcext:value-type="float">
            <text:p>9212112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98" calcext:value-type="float">
            <text:p>70.098</text:p>
          </table:table-cell>
          <table:table-cell office:value-type="float" office:value="62.5" calcext:value-type="float">
            <text:p>62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39" calcext:value-type="float">
            <text:p>70.539</text:p>
          </table:table-cell>
          <table:table-cell office:value-type="float" office:value="-2.091" calcext:value-type="float">
            <text:p>-2.091</text:p>
          </table:table-cell>
          <table:table-cell office:value-type="float" office:value="-20" calcext:value-type="float">
            <text:p>-20</text:p>
          </table:table-cell>
          <table:table-cell office:value-type="float" office:value="82.512" calcext:value-type="float">
            <text:p>82.512</text:p>
          </table:table-cell>
          <table:table-cell office:value-type="float" office:value="62.512" calcext:value-type="float">
            <text:p>62.512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70.09" calcext:value-type="float">
            <text:p>70.09</text:p>
          </table:table-cell>
          <table:table-cell office:value-type="float" office:value="408.3" calcext:value-type="float">
            <text:p>408.3</text:p>
          </table:table-cell>
          <table:table-cell office:value-type="float" office:value="2195.7" calcext:value-type="float">
            <text:p>2195.7</text:p>
          </table:table-cell>
          <table:table-cell office:value-type="float" office:value="13846.6" calcext:value-type="float">
            <text:p>13846.6</text:p>
          </table:table-cell>
          <table:table-cell office:value-type="float" office:value="953.972" calcext:value-type="float">
            <text:p>953.972</text:p>
          </table:table-cell>
          <table:table-cell office:value-type="float" office:value="848.217" calcext:value-type="float">
            <text:p>848.2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04" calcext:value-type="date">
            <text:p>2023-10-31T08:12:04</text:p>
          </table:table-cell>
          <table:table-cell office:value-type="float" office:value="92121124" calcext:value-type="float">
            <text:p>9212112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98" calcext:value-type="float">
            <text:p>70.098</text:p>
          </table:table-cell>
          <table:table-cell office:value-type="float" office:value="62.1" calcext:value-type="float">
            <text:p>62.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44" calcext:value-type="float">
            <text:p>70.544</text:p>
          </table:table-cell>
          <table:table-cell office:value-type="float" office:value="-2.089" calcext:value-type="float">
            <text:p>-2.089</text:p>
          </table:table-cell>
          <table:table-cell office:value-type="float" office:value="-20" calcext:value-type="float">
            <text:p>-20</text:p>
          </table:table-cell>
          <table:table-cell office:value-type="float" office:value="82.114" calcext:value-type="float">
            <text:p>82.114</text:p>
          </table:table-cell>
          <table:table-cell office:value-type="float" office:value="62.114" calcext:value-type="float">
            <text:p>62.114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70.088" calcext:value-type="float">
            <text:p>70.088</text:p>
          </table:table-cell>
          <table:table-cell office:value-type="float" office:value="408.3" calcext:value-type="float">
            <text:p>408.3</text:p>
          </table:table-cell>
          <table:table-cell office:value-type="float" office:value="2195.2" calcext:value-type="float">
            <text:p>2195.2</text:p>
          </table:table-cell>
          <table:table-cell office:value-type="float" office:value="13855.7" calcext:value-type="float">
            <text:p>13855.7</text:p>
          </table:table-cell>
          <table:table-cell office:value-type="float" office:value="948.805" calcext:value-type="float">
            <text:p>948.805</text:p>
          </table:table-cell>
          <table:table-cell office:value-type="float" office:value="848.789" calcext:value-type="float">
            <text:p>848.7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06" calcext:value-type="date">
            <text:p>2023-10-31T08:12:06</text:p>
          </table:table-cell>
          <table:table-cell office:value-type="float" office:value="92121126" calcext:value-type="float">
            <text:p>9212112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116" calcext:value-type="float">
            <text:p>70.116</text:p>
          </table:table-cell>
          <table:table-cell office:value-type="float" office:value="61.7" calcext:value-type="float">
            <text:p>61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5" calcext:value-type="float">
            <text:p>70.55</text:p>
          </table:table-cell>
          <table:table-cell office:value-type="float" office:value="-2.087" calcext:value-type="float">
            <text:p>-2.087</text:p>
          </table:table-cell>
          <table:table-cell office:value-type="float" office:value="-20" calcext:value-type="float">
            <text:p>-20</text:p>
          </table:table-cell>
          <table:table-cell office:value-type="float" office:value="81.716" calcext:value-type="float">
            <text:p>81.716</text:p>
          </table:table-cell>
          <table:table-cell office:value-type="float" office:value="61.716" calcext:value-type="float">
            <text:p>61.716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70.087" calcext:value-type="float">
            <text:p>70.087</text:p>
          </table:table-cell>
          <table:table-cell office:value-type="float" office:value="408.3" calcext:value-type="float">
            <text:p>408.3</text:p>
          </table:table-cell>
          <table:table-cell office:value-type="float" office:value="2194.6" calcext:value-type="float">
            <text:p>2194.6</text:p>
          </table:table-cell>
          <table:table-cell office:value-type="float" office:value="13864.3" calcext:value-type="float">
            <text:p>13864.3</text:p>
          </table:table-cell>
          <table:table-cell office:value-type="float" office:value="943.628" calcext:value-type="float">
            <text:p>943.628</text:p>
          </table:table-cell>
          <table:table-cell office:value-type="float" office:value="849.33" calcext:value-type="float">
            <text:p>849.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08" calcext:value-type="date">
            <text:p>2023-10-31T08:12:08</text:p>
          </table:table-cell>
          <table:table-cell office:value-type="float" office:value="92121128" calcext:value-type="float">
            <text:p>9212112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116" calcext:value-type="float">
            <text:p>70.116</text:p>
          </table:table-cell>
          <table:table-cell office:value-type="float" office:value="61.3" calcext:value-type="float">
            <text:p>61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55" calcext:value-type="float">
            <text:p>70.555</text:p>
          </table:table-cell>
          <table:table-cell office:value-type="float" office:value="-2.086" calcext:value-type="float">
            <text:p>-2.086</text:p>
          </table:table-cell>
          <table:table-cell office:value-type="float" office:value="-20" calcext:value-type="float">
            <text:p>-20</text:p>
          </table:table-cell>
          <table:table-cell office:value-type="float" office:value="81.318" calcext:value-type="float">
            <text:p>81.318</text:p>
          </table:table-cell>
          <table:table-cell office:value-type="float" office:value="61.318" calcext:value-type="float">
            <text:p>61.318</text:p>
          </table:table-cell>
          <table:table-cell office:value-type="float" office:value="100" calcext:value-type="float">
            <text:p>100</text:p>
          </table:table-cell>
          <table:table-cell office:value-type="float" office:value="156" calcext:value-type="float">
            <text:p>156</text:p>
          </table:table-cell>
          <table:table-cell office:value-type="float" office:value="70.086" calcext:value-type="float">
            <text:p>70.086</text:p>
          </table:table-cell>
          <table:table-cell office:value-type="float" office:value="408.3" calcext:value-type="float">
            <text:p>408.3</text:p>
          </table:table-cell>
          <table:table-cell office:value-type="float" office:value="2194.1" calcext:value-type="float">
            <text:p>2194.1</text:p>
          </table:table-cell>
          <table:table-cell office:value-type="float" office:value="13872.3" calcext:value-type="float">
            <text:p>13872.3</text:p>
          </table:table-cell>
          <table:table-cell office:value-type="float" office:value="938.44" calcext:value-type="float">
            <text:p>938.44</text:p>
          </table:table-cell>
          <table:table-cell office:value-type="float" office:value="849.839" calcext:value-type="float">
            <text:p>849.8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10" calcext:value-type="date">
            <text:p>2023-10-31T08:12:10</text:p>
          </table:table-cell>
          <table:table-cell office:value-type="float" office:value="92121130" calcext:value-type="float">
            <text:p>9212113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153" calcext:value-type="float">
            <text:p>70.153</text:p>
          </table:table-cell>
          <table:table-cell office:value-type="float" office:value="60.9" calcext:value-type="float">
            <text:p>60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61" calcext:value-type="float">
            <text:p>70.561</text:p>
          </table:table-cell>
          <table:table-cell office:value-type="float" office:value="-2.085" calcext:value-type="float">
            <text:p>-2.085</text:p>
          </table:table-cell>
          <table:table-cell office:value-type="float" office:value="-20" calcext:value-type="float">
            <text:p>-20</text:p>
          </table:table-cell>
          <table:table-cell office:value-type="float" office:value="80.92" calcext:value-type="float">
            <text:p>80.92</text:p>
          </table:table-cell>
          <table:table-cell office:value-type="float" office:value="60.92" calcext:value-type="float">
            <text:p>60.92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70.085" calcext:value-type="float">
            <text:p>70.085</text:p>
          </table:table-cell>
          <table:table-cell office:value-type="float" office:value="408.3" calcext:value-type="float">
            <text:p>408.3</text:p>
          </table:table-cell>
          <table:table-cell office:value-type="float" office:value="2193.5" calcext:value-type="float">
            <text:p>2193.5</text:p>
          </table:table-cell>
          <table:table-cell office:value-type="float" office:value="13879.8" calcext:value-type="float">
            <text:p>13879.8</text:p>
          </table:table-cell>
          <table:table-cell office:value-type="float" office:value="933.241" calcext:value-type="float">
            <text:p>933.241</text:p>
          </table:table-cell>
          <table:table-cell office:value-type="float" office:value="850.316" calcext:value-type="float">
            <text:p>850.3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12" calcext:value-type="date">
            <text:p>2023-10-31T08:12:12</text:p>
          </table:table-cell>
          <table:table-cell office:value-type="float" office:value="92121132" calcext:value-type="float">
            <text:p>9212113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116" calcext:value-type="float">
            <text:p>70.116</text:p>
          </table:table-cell>
          <table:table-cell office:value-type="float" office:value="60.5" calcext:value-type="float">
            <text:p>60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66" calcext:value-type="float">
            <text:p>70.566</text:p>
          </table:table-cell>
          <table:table-cell office:value-type="float" office:value="-2.085" calcext:value-type="float">
            <text:p>-2.085</text:p>
          </table:table-cell>
          <table:table-cell office:value-type="float" office:value="-20" calcext:value-type="float">
            <text:p>-20</text:p>
          </table:table-cell>
          <table:table-cell office:value-type="float" office:value="80.523" calcext:value-type="float">
            <text:p>80.523</text:p>
          </table:table-cell>
          <table:table-cell office:value-type="float" office:value="60.523" calcext:value-type="float">
            <text:p>60.523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70.085" calcext:value-type="float">
            <text:p>70.085</text:p>
          </table:table-cell>
          <table:table-cell office:value-type="float" office:value="408.3" calcext:value-type="float">
            <text:p>408.3</text:p>
          </table:table-cell>
          <table:table-cell office:value-type="float" office:value="2192.9" calcext:value-type="float">
            <text:p>2192.9</text:p>
          </table:table-cell>
          <table:table-cell office:value-type="float" office:value="13886.7" calcext:value-type="float">
            <text:p>13886.7</text:p>
          </table:table-cell>
          <table:table-cell office:value-type="float" office:value="928.032" calcext:value-type="float">
            <text:p>928.032</text:p>
          </table:table-cell>
          <table:table-cell office:value-type="float" office:value="850.763" calcext:value-type="float">
            <text:p>850.7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14" calcext:value-type="date">
            <text:p>2023-10-31T08:12:14</text:p>
          </table:table-cell>
          <table:table-cell office:value-type="float" office:value="92121134" calcext:value-type="float">
            <text:p>9212113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098" calcext:value-type="float">
            <text:p>70.098</text:p>
          </table:table-cell>
          <table:table-cell office:value-type="float" office:value="60.1" calcext:value-type="float">
            <text:p>60.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71" calcext:value-type="float">
            <text:p>70.571</text:p>
          </table:table-cell>
          <table:table-cell office:value-type="float" office:value="-2.086" calcext:value-type="float">
            <text:p>-2.086</text:p>
          </table:table-cell>
          <table:table-cell office:value-type="float" office:value="-20" calcext:value-type="float">
            <text:p>-20</text:p>
          </table:table-cell>
          <table:table-cell office:value-type="float" office:value="80.125" calcext:value-type="float">
            <text:p>80.125</text:p>
          </table:table-cell>
          <table:table-cell office:value-type="float" office:value="60.125" calcext:value-type="float">
            <text:p>60.125</text:p>
          </table:table-cell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70.086" calcext:value-type="float">
            <text:p>70.086</text:p>
          </table:table-cell>
          <table:table-cell office:value-type="float" office:value="408.3" calcext:value-type="float">
            <text:p>408.3</text:p>
          </table:table-cell>
          <table:table-cell office:value-type="float" office:value="2192.3" calcext:value-type="float">
            <text:p>2192.3</text:p>
          </table:table-cell>
          <table:table-cell office:value-type="float" office:value="13893.1" calcext:value-type="float">
            <text:p>13893.1</text:p>
          </table:table-cell>
          <table:table-cell office:value-type="float" office:value="922.812" calcext:value-type="float">
            <text:p>922.812</text:p>
          </table:table-cell>
          <table:table-cell office:value-type="float" office:value="851.177" calcext:value-type="float">
            <text:p>851.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16" calcext:value-type="date">
            <text:p>2023-10-31T08:12:16</text:p>
          </table:table-cell>
          <table:table-cell office:value-type="float" office:value="92121136" calcext:value-type="float">
            <text:p>9212113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116" calcext:value-type="float">
            <text:p>70.11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76" calcext:value-type="float">
            <text:p>70.576</text:p>
          </table:table-cell>
          <table:table-cell office:value-type="float" office:value="-2.086" calcext:value-type="float">
            <text:p>-2.086</text:p>
          </table:table-cell>
          <table:table-cell office:value-type="float" office:value="-20" calcext:value-type="float">
            <text:p>-20</text:p>
          </table:table-cell>
          <table:table-cell office:value-type="float" office:value="79.727" calcext:value-type="float">
            <text:p>79.727</text:p>
          </table:table-cell>
          <table:table-cell office:value-type="float" office:value="59.727" calcext:value-type="float">
            <text:p>59.727</text:p>
          </table:table-cell>
          <table:table-cell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70.087" calcext:value-type="float">
            <text:p>70.087</text:p>
          </table:table-cell>
          <table:table-cell office:value-type="float" office:value="408.3" calcext:value-type="float">
            <text:p>408.3</text:p>
          </table:table-cell>
          <table:table-cell office:value-type="float" office:value="2191.8" calcext:value-type="float">
            <text:p>2191.8</text:p>
          </table:table-cell>
          <table:table-cell office:value-type="float" office:value="13899" calcext:value-type="float">
            <text:p>13899</text:p>
          </table:table-cell>
          <table:table-cell office:value-type="float" office:value="917.582" calcext:value-type="float">
            <text:p>917.582</text:p>
          </table:table-cell>
          <table:table-cell office:value-type="float" office:value="851.56" calcext:value-type="float">
            <text:p>851.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18" calcext:value-type="date">
            <text:p>2023-10-31T08:12:18</text:p>
          </table:table-cell>
          <table:table-cell office:value-type="float" office:value="92121138" calcext:value-type="float">
            <text:p>9212113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116" calcext:value-type="float">
            <text:p>70.116</text:p>
          </table:table-cell>
          <table:table-cell office:value-type="float" office:value="59.3" calcext:value-type="float">
            <text:p>59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81" calcext:value-type="float">
            <text:p>70.581</text:p>
          </table:table-cell>
          <table:table-cell office:value-type="float" office:value="-2.087" calcext:value-type="float">
            <text:p>-2.087</text:p>
          </table:table-cell>
          <table:table-cell office:value-type="float" office:value="-20" calcext:value-type="float">
            <text:p>-20</text:p>
          </table:table-cell>
          <table:table-cell office:value-type="float" office:value="79.329" calcext:value-type="float">
            <text:p>79.329</text:p>
          </table:table-cell>
          <table:table-cell office:value-type="float" office:value="59.329" calcext:value-type="float">
            <text:p>59.329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office:value-type="float" office:value="70.087" calcext:value-type="float">
            <text:p>70.087</text:p>
          </table:table-cell>
          <table:table-cell office:value-type="float" office:value="408.3" calcext:value-type="float">
            <text:p>408.3</text:p>
          </table:table-cell>
          <table:table-cell office:value-type="float" office:value="2191.2" calcext:value-type="float">
            <text:p>2191.2</text:p>
          </table:table-cell>
          <table:table-cell office:value-type="float" office:value="13904.4" calcext:value-type="float">
            <text:p>13904.4</text:p>
          </table:table-cell>
          <table:table-cell office:value-type="float" office:value="912.341" calcext:value-type="float">
            <text:p>912.341</text:p>
          </table:table-cell>
          <table:table-cell office:value-type="float" office:value="851.912" calcext:value-type="float">
            <text:p>851.9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22" calcext:value-type="date">
            <text:p>2023-10-31T08:12:22</text:p>
          </table:table-cell>
          <table:table-cell office:value-type="float" office:value="92121142" calcext:value-type="float">
            <text:p>9212114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153" calcext:value-type="float">
            <text:p>70.153</text:p>
          </table:table-cell>
          <table:table-cell office:value-type="float" office:value="58.5" calcext:value-type="float">
            <text:p>58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91" calcext:value-type="float">
            <text:p>70.591</text:p>
          </table:table-cell>
          <table:table-cell office:value-type="float" office:value="-2.089" calcext:value-type="float">
            <text:p>-2.089</text:p>
          </table:table-cell>
          <table:table-cell office:value-type="float" office:value="-20" calcext:value-type="float">
            <text:p>-20</text:p>
          </table:table-cell>
          <table:table-cell office:value-type="float" office:value="78.533" calcext:value-type="float">
            <text:p>78.533</text:p>
          </table:table-cell>
          <table:table-cell office:value-type="float" office:value="58.533" calcext:value-type="float">
            <text:p>58.533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70.09" calcext:value-type="float">
            <text:p>70.09</text:p>
          </table:table-cell>
          <table:table-cell office:value-type="float" office:value="408.3" calcext:value-type="float">
            <text:p>408.3</text:p>
          </table:table-cell>
          <table:table-cell office:value-type="float" office:value="2190" calcext:value-type="float">
            <text:p>2190</text:p>
          </table:table-cell>
          <table:table-cell office:value-type="float" office:value="13913.5" calcext:value-type="float">
            <text:p>13913.5</text:p>
          </table:table-cell>
          <table:table-cell office:value-type="float" office:value="901.827" calcext:value-type="float">
            <text:p>901.827</text:p>
          </table:table-cell>
          <table:table-cell office:value-type="float" office:value="852.523" calcext:value-type="float">
            <text:p>852.5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24" calcext:value-type="date">
            <text:p>2023-10-31T08:12:24</text:p>
          </table:table-cell>
          <table:table-cell office:value-type="float" office:value="92121144" calcext:value-type="float">
            <text:p>9212114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207" calcext:value-type="float">
            <text:p>70.207</text:p>
          </table:table-cell>
          <table:table-cell office:value-type="float" office:value="58.1" calcext:value-type="float">
            <text:p>58.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596" calcext:value-type="float">
            <text:p>70.596</text:p>
          </table:table-cell>
          <table:table-cell office:value-type="float" office:value="-2.091" calcext:value-type="float">
            <text:p>-2.091</text:p>
          </table:table-cell>
          <table:table-cell office:value-type="float" office:value="-20" calcext:value-type="float">
            <text:p>-20</text:p>
          </table:table-cell>
          <table:table-cell office:value-type="float" office:value="78.134" calcext:value-type="float">
            <text:p>78.134</text:p>
          </table:table-cell>
          <table:table-cell office:value-type="float" office:value="58.134" calcext:value-type="float">
            <text:p>58.134</text:p>
          </table:table-cell>
          <table:table-cell office:value-type="float" office:value="100" calcext:value-type="float">
            <text:p>100</text:p>
          </table:table-cell>
          <table:table-cell office:value-type="float" office:value="148" calcext:value-type="float">
            <text:p>148</text:p>
          </table:table-cell>
          <table:table-cell office:value-type="float" office:value="70.092" calcext:value-type="float">
            <text:p>70.092</text:p>
          </table:table-cell>
          <table:table-cell office:value-type="float" office:value="408.3" calcext:value-type="float">
            <text:p>408.3</text:p>
          </table:table-cell>
          <table:table-cell office:value-type="float" office:value="2189.4" calcext:value-type="float">
            <text:p>2189.4</text:p>
          </table:table-cell>
          <table:table-cell office:value-type="float" office:value="13917.3" calcext:value-type="float">
            <text:p>13917.3</text:p>
          </table:table-cell>
          <table:table-cell office:value-type="float" office:value="896.555" calcext:value-type="float">
            <text:p>896.555</text:p>
          </table:table-cell>
          <table:table-cell office:value-type="float" office:value="852.782" calcext:value-type="float">
            <text:p>852.7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26" calcext:value-type="date">
            <text:p>2023-10-31T08:12:26</text:p>
          </table:table-cell>
          <table:table-cell office:value-type="float" office:value="92121146" calcext:value-type="float">
            <text:p>9212114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225" calcext:value-type="float">
            <text:p>70.225</text:p>
          </table:table-cell>
          <table:table-cell office:value-type="float" office:value="57.7" calcext:value-type="float">
            <text:p>57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01" calcext:value-type="float">
            <text:p>70.601</text:p>
          </table:table-cell>
          <table:table-cell office:value-type="float" office:value="-2.094" calcext:value-type="float">
            <text:p>-2.094</text:p>
          </table:table-cell>
          <table:table-cell office:value-type="float" office:value="-20" calcext:value-type="float">
            <text:p>-20</text:p>
          </table:table-cell>
          <table:table-cell office:value-type="float" office:value="77.734" calcext:value-type="float">
            <text:p>77.734</text:p>
          </table:table-cell>
          <table:table-cell office:value-type="float" office:value="57.734" calcext:value-type="float">
            <text:p>57.734</text:p>
          </table:table-cell>
          <table:table-cell office:value-type="float" office:value="100" calcext:value-type="float">
            <text:p>100</text:p>
          </table:table-cell>
          <table:table-cell office:value-type="float" office:value="147" calcext:value-type="float">
            <text:p>147</text:p>
          </table:table-cell>
          <table:table-cell office:value-type="float" office:value="70.095" calcext:value-type="float">
            <text:p>70.095</text:p>
          </table:table-cell>
          <table:table-cell office:value-type="float" office:value="408.3" calcext:value-type="float">
            <text:p>408.3</text:p>
          </table:table-cell>
          <table:table-cell office:value-type="float" office:value="2188.8" calcext:value-type="float">
            <text:p>2188.8</text:p>
          </table:table-cell>
          <table:table-cell office:value-type="float" office:value="13920.6" calcext:value-type="float">
            <text:p>13920.6</text:p>
          </table:table-cell>
          <table:table-cell office:value-type="float" office:value="891.272" calcext:value-type="float">
            <text:p>891.272</text:p>
          </table:table-cell>
          <table:table-cell office:value-type="float" office:value="853.01" calcext:value-type="float">
            <text:p>853.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28" calcext:value-type="date">
            <text:p>2023-10-31T08:12:28</text:p>
          </table:table-cell>
          <table:table-cell office:value-type="float" office:value="92121148" calcext:value-type="float">
            <text:p>9212114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225" calcext:value-type="float">
            <text:p>70.225</text:p>
          </table:table-cell>
          <table:table-cell office:value-type="float" office:value="57.3" calcext:value-type="float">
            <text:p>57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06" calcext:value-type="float">
            <text:p>70.606</text:p>
          </table:table-cell>
          <table:table-cell office:value-type="float" office:value="-2.097" calcext:value-type="float">
            <text:p>-2.097</text:p>
          </table:table-cell>
          <table:table-cell office:value-type="float" office:value="-20" calcext:value-type="float">
            <text:p>-20</text:p>
          </table:table-cell>
          <table:table-cell office:value-type="float" office:value="77.335" calcext:value-type="float">
            <text:p>77.335</text:p>
          </table:table-cell>
          <table:table-cell office:value-type="float" office:value="57.335" calcext:value-type="float">
            <text:p>57.335</text:p>
          </table:table-cell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office:value-type="float" office:value="70.099" calcext:value-type="float">
            <text:p>70.099</text:p>
          </table:table-cell>
          <table:table-cell office:value-type="float" office:value="408.3" calcext:value-type="float">
            <text:p>408.3</text:p>
          </table:table-cell>
          <table:table-cell office:value-type="float" office:value="2188.1" calcext:value-type="float">
            <text:p>2188.1</text:p>
          </table:table-cell>
          <table:table-cell office:value-type="float" office:value="13923.4" calcext:value-type="float">
            <text:p>13923.4</text:p>
          </table:table-cell>
          <table:table-cell office:value-type="float" office:value="885.978" calcext:value-type="float">
            <text:p>885.978</text:p>
          </table:table-cell>
          <table:table-cell office:value-type="float" office:value="853.208" calcext:value-type="float">
            <text:p>853.2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30" calcext:value-type="date">
            <text:p>2023-10-31T08:12:30</text:p>
          </table:table-cell>
          <table:table-cell office:value-type="float" office:value="92121150" calcext:value-type="float">
            <text:p>9212115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243" calcext:value-type="float">
            <text:p>70.243</text:p>
          </table:table-cell>
          <table:table-cell office:value-type="float" office:value="56.9" calcext:value-type="float">
            <text:p>56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1" calcext:value-type="float">
            <text:p>70.61</text:p>
          </table:table-cell>
          <table:table-cell office:value-type="float" office:value="-2.101" calcext:value-type="float">
            <text:p>-2.101</text:p>
          </table:table-cell>
          <table:table-cell office:value-type="float" office:value="-20" calcext:value-type="float">
            <text:p>-20</text:p>
          </table:table-cell>
          <table:table-cell office:value-type="float" office:value="76.934" calcext:value-type="float">
            <text:p>76.934</text:p>
          </table:table-cell>
          <table:table-cell office:value-type="float" office:value="56.934" calcext:value-type="float">
            <text:p>56.934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70.103" calcext:value-type="float">
            <text:p>70.103</text:p>
          </table:table-cell>
          <table:table-cell office:value-type="float" office:value="408.3" calcext:value-type="float">
            <text:p>408.3</text:p>
          </table:table-cell>
          <table:table-cell office:value-type="float" office:value="2187.5" calcext:value-type="float">
            <text:p>2187.5</text:p>
          </table:table-cell>
          <table:table-cell office:value-type="float" office:value="13925.6" calcext:value-type="float">
            <text:p>13925.6</text:p>
          </table:table-cell>
          <table:table-cell office:value-type="float" office:value="880.674" calcext:value-type="float">
            <text:p>880.674</text:p>
          </table:table-cell>
          <table:table-cell office:value-type="float" office:value="853.375" calcext:value-type="float">
            <text:p>853.3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32" calcext:value-type="date">
            <text:p>2023-10-31T08:12:32</text:p>
          </table:table-cell>
          <table:table-cell office:value-type="float" office:value="92121152" calcext:value-type="float">
            <text:p>9212115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298" calcext:value-type="float">
            <text:p>70.298</text:p>
          </table:table-cell>
          <table:table-cell office:value-type="float" office:value="56.5" calcext:value-type="float">
            <text:p>56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15" calcext:value-type="float">
            <text:p>70.615</text:p>
          </table:table-cell>
          <table:table-cell office:value-type="float" office:value="-2.105" calcext:value-type="float">
            <text:p>-2.105</text:p>
          </table:table-cell>
          <table:table-cell office:value-type="float" office:value="-20" calcext:value-type="float">
            <text:p>-20</text:p>
          </table:table-cell>
          <table:table-cell office:value-type="float" office:value="76.533" calcext:value-type="float">
            <text:p>76.533</text:p>
          </table:table-cell>
          <table:table-cell office:value-type="float" office:value="56.533" calcext:value-type="float">
            <text:p>56.533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70.108" calcext:value-type="float">
            <text:p>70.108</text:p>
          </table:table-cell>
          <table:table-cell office:value-type="float" office:value="408.3" calcext:value-type="float">
            <text:p>408.3</text:p>
          </table:table-cell>
          <table:table-cell office:value-type="float" office:value="2186.9" calcext:value-type="float">
            <text:p>2186.9</text:p>
          </table:table-cell>
          <table:table-cell office:value-type="float" office:value="13927.3" calcext:value-type="float">
            <text:p>13927.3</text:p>
          </table:table-cell>
          <table:table-cell office:value-type="float" office:value="875.36" calcext:value-type="float">
            <text:p>875.36</text:p>
          </table:table-cell>
          <table:table-cell office:value-type="float" office:value="853.512" calcext:value-type="float">
            <text:p>853.5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34" calcext:value-type="date">
            <text:p>2023-10-31T08:12:34</text:p>
          </table:table-cell>
          <table:table-cell office:value-type="float" office:value="92121154" calcext:value-type="float">
            <text:p>9212115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279" calcext:value-type="float">
            <text:p>70.279</text:p>
          </table:table-cell>
          <table:table-cell office:value-type="float" office:value="56.1" calcext:value-type="float">
            <text:p>56.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2" calcext:value-type="float">
            <text:p>70.62</text:p>
          </table:table-cell>
          <table:table-cell office:value-type="float" office:value="-2.111" calcext:value-type="float">
            <text:p>-2.111</text:p>
          </table:table-cell>
          <table:table-cell office:value-type="float" office:value="-20" calcext:value-type="float">
            <text:p>-20</text:p>
          </table:table-cell>
          <table:table-cell office:value-type="float" office:value="76.13" calcext:value-type="float">
            <text:p>76.13</text:p>
          </table:table-cell>
          <table:table-cell office:value-type="float" office:value="56.13" calcext:value-type="float">
            <text:p>56.13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70.114" calcext:value-type="float">
            <text:p>70.114</text:p>
          </table:table-cell>
          <table:table-cell office:value-type="float" office:value="408.3" calcext:value-type="float">
            <text:p>408.3</text:p>
          </table:table-cell>
          <table:table-cell office:value-type="float" office:value="2186.3" calcext:value-type="float">
            <text:p>2186.3</text:p>
          </table:table-cell>
          <table:table-cell office:value-type="float" office:value="13928.5" calcext:value-type="float">
            <text:p>13928.5</text:p>
          </table:table-cell>
          <table:table-cell office:value-type="float" office:value="870.034" calcext:value-type="float">
            <text:p>870.034</text:p>
          </table:table-cell>
          <table:table-cell office:value-type="float" office:value="853.618" calcext:value-type="float">
            <text:p>853.6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36" calcext:value-type="date">
            <text:p>2023-10-31T08:12:36</text:p>
          </table:table-cell>
          <table:table-cell office:value-type="float" office:value="92121156" calcext:value-type="float">
            <text:p>9212115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243" calcext:value-type="float">
            <text:p>70.243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24" calcext:value-type="float">
            <text:p>70.624</text:p>
          </table:table-cell>
          <table:table-cell office:value-type="float" office:value="-2.117" calcext:value-type="float">
            <text:p>-2.117</text:p>
          </table:table-cell>
          <table:table-cell office:value-type="float" office:value="-20" calcext:value-type="float">
            <text:p>-20</text:p>
          </table:table-cell>
          <table:table-cell office:value-type="float" office:value="75.726" calcext:value-type="float">
            <text:p>75.726</text:p>
          </table:table-cell>
          <table:table-cell office:value-type="float" office:value="55.726" calcext:value-type="float">
            <text:p>55.726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70.121" calcext:value-type="float">
            <text:p>70.121</text:p>
          </table:table-cell>
          <table:table-cell office:value-type="float" office:value="408.3" calcext:value-type="float">
            <text:p>408.3</text:p>
          </table:table-cell>
          <table:table-cell office:value-type="float" office:value="2185.7" calcext:value-type="float">
            <text:p>2185.7</text:p>
          </table:table-cell>
          <table:table-cell office:value-type="float" office:value="13929.2" calcext:value-type="float">
            <text:p>13929.2</text:p>
          </table:table-cell>
          <table:table-cell office:value-type="float" office:value="864.699" calcext:value-type="float">
            <text:p>864.699</text:p>
          </table:table-cell>
          <table:table-cell office:value-type="float" office:value="853.695" calcext:value-type="float">
            <text:p>853.6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38" calcext:value-type="date">
            <text:p>2023-10-31T08:12:38</text:p>
          </table:table-cell>
          <table:table-cell office:value-type="float" office:value="92121158" calcext:value-type="float">
            <text:p>9212115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79.8" calcext:value-type="float">
            <text:p>79.8</text:p>
          </table:table-cell>
          <table:table-cell office:value-type="float" office:value="70.207" calcext:value-type="float">
            <text:p>70.207</text:p>
          </table:table-cell>
          <table:table-cell office:value-type="float" office:value="55.3" calcext:value-type="float">
            <text:p>55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29" calcext:value-type="float">
            <text:p>70.629</text:p>
          </table:table-cell>
          <table:table-cell office:value-type="float" office:value="-2.124" calcext:value-type="float">
            <text:p>-2.124</text:p>
          </table:table-cell>
          <table:table-cell office:value-type="float" office:value="-20" calcext:value-type="float">
            <text:p>-20</text:p>
          </table:table-cell>
          <table:table-cell office:value-type="float" office:value="75.321" calcext:value-type="float">
            <text:p>75.321</text:p>
          </table:table-cell>
          <table:table-cell office:value-type="float" office:value="55.321" calcext:value-type="float">
            <text:p>55.321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70.127" calcext:value-type="float">
            <text:p>70.127</text:p>
          </table:table-cell>
          <table:table-cell office:value-type="float" office:value="408.3" calcext:value-type="float">
            <text:p>408.3</text:p>
          </table:table-cell>
          <table:table-cell office:value-type="float" office:value="2185.1" calcext:value-type="float">
            <text:p>2185.1</text:p>
          </table:table-cell>
          <table:table-cell office:value-type="float" office:value="13929.4" calcext:value-type="float">
            <text:p>13929.4</text:p>
          </table:table-cell>
          <table:table-cell office:value-type="float" office:value="859.352" calcext:value-type="float">
            <text:p>859.352</text:p>
          </table:table-cell>
          <table:table-cell office:value-type="float" office:value="853.741" calcext:value-type="float">
            <text:p>853.7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40" calcext:value-type="date">
            <text:p>2023-10-31T08:12:40</text:p>
          </table:table-cell>
          <table:table-cell office:value-type="float" office:value="92121160" calcext:value-type="float">
            <text:p>921211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9.8" calcext:value-type="float">
            <text:p>79.8</text:p>
          </table:table-cell>
          <table:table-cell office:value-type="float" office:value="70.207" calcext:value-type="float">
            <text:p>70.207</text:p>
          </table:table-cell>
          <table:table-cell office:value-type="float" office:value="54.9" calcext:value-type="float">
            <text:p>54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33" calcext:value-type="float">
            <text:p>70.633</text:p>
          </table:table-cell>
          <table:table-cell office:value-type="float" office:value="-2.131" calcext:value-type="float">
            <text:p>-2.131</text:p>
          </table:table-cell>
          <table:table-cell office:value-type="float" office:value="-20" calcext:value-type="float">
            <text:p>-20</text:p>
          </table:table-cell>
          <table:table-cell office:value-type="float" office:value="74.914" calcext:value-type="float">
            <text:p>74.914</text:p>
          </table:table-cell>
          <table:table-cell office:value-type="float" office:value="54.914" calcext:value-type="float">
            <text:p>54.914</text:p>
          </table:table-cell>
          <table:table-cell office:value-type="float" office:value="41.797" calcext:value-type="float">
            <text:p>41.797</text:p>
          </table:table-cell>
          <table:table-cell office:value-type="float" office:value="140" calcext:value-type="float">
            <text:p>140</text:p>
          </table:table-cell>
          <table:table-cell office:value-type="float" office:value="70.134" calcext:value-type="float">
            <text:p>70.134</text:p>
          </table:table-cell>
          <table:table-cell office:value-type="float" office:value="408.3" calcext:value-type="float">
            <text:p>408.3</text:p>
          </table:table-cell>
          <table:table-cell office:value-type="float" office:value="2184.5" calcext:value-type="float">
            <text:p>2184.5</text:p>
          </table:table-cell>
          <table:table-cell office:value-type="float" office:value="13929.1" calcext:value-type="float">
            <text:p>13929.1</text:p>
          </table:table-cell>
          <table:table-cell office:value-type="float" office:value="853.996" calcext:value-type="float">
            <text:p>853.996</text:p>
          </table:table-cell>
          <table:table-cell office:value-type="float" office:value="853.757" calcext:value-type="float">
            <text:p>853.7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42" calcext:value-type="date">
            <text:p>2023-10-31T08:12:42</text:p>
          </table:table-cell>
          <table:table-cell office:value-type="float" office:value="92121162" calcext:value-type="float">
            <text:p>9212116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79.8" calcext:value-type="float">
            <text:p>79.8</text:p>
          </table:table-cell>
          <table:table-cell office:value-type="float" office:value="70.153" calcext:value-type="float">
            <text:p>70.153</text:p>
          </table:table-cell>
          <table:table-cell office:value-type="float" office:value="63.5" calcext:value-type="float">
            <text:p>63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37" calcext:value-type="float">
            <text:p>70.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.466" calcext:value-type="float">
            <text:p>63.466</text:p>
          </table:table-cell>
          <table:table-cell office:value-type="float" office:value="0.027" calcext:value-type="float">
            <text:p>0.027</text:p>
          </table:table-cell>
          <table:table-cell office:value-type="float" office:value="161" calcext:value-type="float">
            <text:p>161</text:p>
          </table:table-cell>
          <table:table-cell office:value-type="float" office:value="70.139" calcext:value-type="float">
            <text:p>70.139</text:p>
          </table:table-cell>
          <table:table-cell office:value-type="float" office:value="408.3" calcext:value-type="float">
            <text:p>408.3</text:p>
          </table:table-cell>
          <table:table-cell office:value-type="float" office:value="2183.9" calcext:value-type="float">
            <text:p>2183.9</text:p>
          </table:table-cell>
          <table:table-cell office:value-type="float" office:value="13933.9" calcext:value-type="float">
            <text:p>13933.9</text:p>
          </table:table-cell>
          <table:table-cell office:value-type="float" office:value="964.275" calcext:value-type="float">
            <text:p>964.275</text:p>
          </table:table-cell>
          <table:table-cell office:value-type="float" office:value="854.065" calcext:value-type="float">
            <text:p>854.0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44" calcext:value-type="date">
            <text:p>2023-10-31T08:12:44</text:p>
          </table:table-cell>
          <table:table-cell office:value-type="float" office:value="92121164" calcext:value-type="float">
            <text:p>9212116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153" calcext:value-type="float">
            <text:p>70.15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41" calcext:value-type="float">
            <text:p>70.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143" calcext:value-type="float">
            <text:p>70.143</text:p>
          </table:table-cell>
          <table:table-cell office:value-type="float" office:value="408.3" calcext:value-type="float">
            <text:p>408.3</text:p>
          </table:table-cell>
          <table:table-cell office:value-type="float" office:value="2183.3" calcext:value-type="float">
            <text:p>2183.3</text:p>
          </table:table-cell>
          <table:table-cell office:value-type="float" office:value="13952" calcext:value-type="float">
            <text:p>13952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855.131" calcext:value-type="float">
            <text:p>855.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46" calcext:value-type="date">
            <text:p>2023-10-31T08:12:46</text:p>
          </table:table-cell>
          <table:table-cell office:value-type="float" office:value="92121166" calcext:value-type="float">
            <text:p>921211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098" calcext:value-type="float">
            <text:p>70.098</text:p>
          </table:table-cell>
          <table:table-cell office:value-type="float" office:value="100" calcext:value-type="float">
            <text:p>100</text:p>
          </table:table-cell>
          <table:table-cell office:value-type="float" office:value="2.71" calcext:value-type="float">
            <text:p>2.71</text:p>
          </table:table-cell>
          <table:table-cell office:value-type="float" office:value="35" calcext:value-type="float">
            <text:p>35</text:p>
          </table:table-cell>
          <table:table-cell office:value-type="float" office:value="70.642" calcext:value-type="float">
            <text:p>70.6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8.3" calcext:value-type="float">
            <text:p>408.3</text:p>
          </table:table-cell>
          <table:table-cell office:value-type="float" office:value="2182.5" calcext:value-type="float">
            <text:p>2182.5</text:p>
          </table:table-cell>
          <table:table-cell office:value-type="float" office:value="13900.9" calcext:value-type="float">
            <text:p>13900.9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859.207" calcext:value-type="float">
            <text:p>859.2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48" calcext:value-type="date">
            <text:p>2023-10-31T08:12:48</text:p>
          </table:table-cell>
          <table:table-cell office:value-type="float" office:value="92121168" calcext:value-type="float">
            <text:p>92121168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098" calcext:value-type="float">
            <text:p>70.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43" calcext:value-type="float">
            <text:p>70.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151" calcext:value-type="float">
            <text:p>70.151</text:p>
          </table:table-cell>
          <table:table-cell office:value-type="float" office:value="408.3" calcext:value-type="float">
            <text:p>408.3</text:p>
          </table:table-cell>
          <table:table-cell office:value-type="float" office:value="2181.9" calcext:value-type="float">
            <text:p>2181.9</text:p>
          </table:table-cell>
          <table:table-cell office:value-type="float" office:value="13957.1" calcext:value-type="float">
            <text:p>13957.1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862.36" calcext:value-type="float">
            <text:p>862.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51" calcext:value-type="date">
            <text:p>2023-10-31T08:12:51</text:p>
          </table:table-cell>
          <table:table-cell office:value-type="float" office:value="92121171" calcext:value-type="float">
            <text:p>9212117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062" calcext:value-type="float">
            <text:p>70.062</text:p>
          </table:table-cell>
          <table:table-cell office:value-type="float" office:value="100" calcext:value-type="float">
            <text:p>100</text:p>
          </table:table-cell>
          <table:table-cell office:value-type="float" office:value="2.79" calcext:value-type="float">
            <text:p>2.79</text:p>
          </table:table-cell>
          <table:table-cell office:value-type="float" office:value="35" calcext:value-type="float">
            <text:p>35</text:p>
          </table:table-cell>
          <table:table-cell office:value-type="float" office:value="70.645" calcext:value-type="float">
            <text:p>70.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153" calcext:value-type="float">
            <text:p>70.153</text:p>
          </table:table-cell>
          <table:table-cell office:value-type="float" office:value="408.3" calcext:value-type="float">
            <text:p>408.3</text:p>
          </table:table-cell>
          <table:table-cell office:value-type="float" office:value="2181.1" calcext:value-type="float">
            <text:p>2181.1</text:p>
          </table:table-cell>
          <table:table-cell office:value-type="float" office:value="14028.8" calcext:value-type="float">
            <text:p>14028.8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866.379" calcext:value-type="float">
            <text:p>866.3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53" calcext:value-type="date">
            <text:p>2023-10-31T08:12:53</text:p>
          </table:table-cell>
          <table:table-cell office:value-type="float" office:value="92121173" calcext:value-type="float">
            <text:p>921211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098" calcext:value-type="float">
            <text:p>70.09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647" calcext:value-type="float">
            <text:p>70.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154" calcext:value-type="float">
            <text:p>70.154</text:p>
          </table:table-cell>
          <table:table-cell office:value-type="float" office:value="408.3" calcext:value-type="float">
            <text:p>408.3</text:p>
          </table:table-cell>
          <table:table-cell office:value-type="float" office:value="2180.5" calcext:value-type="float">
            <text:p>2180.5</text:p>
          </table:table-cell>
          <table:table-cell office:value-type="float" office:value="14084.4" calcext:value-type="float">
            <text:p>14084.4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869.493" calcext:value-type="float">
            <text:p>869.4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56" calcext:value-type="date">
            <text:p>2023-10-31T08:12:56</text:p>
          </table:table-cell>
          <table:table-cell office:value-type="float" office:value="92121176" calcext:value-type="float">
            <text:p>92121176</text:p>
          </table:table-cell>
          <table:table-cell office:value-type="float" office:value="14.1" calcext:value-type="float">
            <text:p>14.1</text:p>
          </table:table-cell>
          <table:table-cell office:value-type="float" office:value="60" calcext:value-type="float">
            <text:p>60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171" calcext:value-type="float">
            <text:p>70.171</text:p>
          </table:table-cell>
          <table:table-cell office:value-type="float" office:value="16.8" calcext:value-type="float">
            <text:p>16.8</text:p>
          </table:table-cell>
          <table:table-cell office:value-type="float" office:value="2.79" calcext:value-type="float">
            <text:p>2.79</text:p>
          </table:table-cell>
          <table:table-cell office:value-type="float" office:value="35" calcext:value-type="float">
            <text:p>35</text:p>
          </table:table-cell>
          <table:table-cell office:value-type="float" office:value="70.585" calcext:value-type="float">
            <text:p>70.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797" calcext:value-type="float">
            <text:p>16.797</text:p>
          </table:table-cell>
          <table:table-cell office:value-type="float" office:value="33.633" calcext:value-type="float">
            <text:p>33.633</text:p>
          </table:table-cell>
          <table:table-cell office:value-type="float" office:value="42" calcext:value-type="float">
            <text:p>42</text:p>
          </table:table-cell>
          <table:table-cell office:value-type="float" office:value="70.154" calcext:value-type="float">
            <text:p>70.154</text:p>
          </table:table-cell>
          <table:table-cell office:value-type="float" office:value="408.3" calcext:value-type="float">
            <text:p>408.3</text:p>
          </table:table-cell>
          <table:table-cell office:value-type="float" office:value="2179.7" calcext:value-type="float">
            <text:p>2179.7</text:p>
          </table:table-cell>
          <table:table-cell office:value-type="float" office:value="14001.5" calcext:value-type="float">
            <text:p>14001.5</text:p>
          </table:table-cell>
          <table:table-cell office:value-type="float" office:value="277.893" calcext:value-type="float">
            <text:p>277.893</text:p>
          </table:table-cell>
          <table:table-cell office:value-type="float" office:value="864.638" calcext:value-type="float">
            <text:p>864.6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2:58" calcext:value-type="date">
            <text:p>2023-10-31T08:12:58</text:p>
          </table:table-cell>
          <table:table-cell office:value-type="float" office:value="92121178" calcext:value-type="float">
            <text:p>92121178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207" calcext:value-type="float">
            <text:p>70.2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48" calcext:value-type="float">
            <text:p>70.48</text:p>
          </table:table-cell>
          <table:table-cell office:value-type="float" office:value="-3.373" calcext:value-type="float">
            <text:p>-3.373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55" calcext:value-type="float">
            <text:p>70.155</text:p>
          </table:table-cell>
          <table:table-cell office:value-type="float" office:value="408.3" calcext:value-type="float">
            <text:p>408.3</text:p>
          </table:table-cell>
          <table:table-cell office:value-type="float" office:value="2179.3" calcext:value-type="float">
            <text:p>2179.3</text:p>
          </table:table-cell>
          <table:table-cell office:value-type="float" office:value="14816.3" calcext:value-type="float">
            <text:p>14816.3</text:p>
          </table:table-cell>
          <table:table-cell office:value-type="float" office:value="0" calcext:value-type="float">
            <text:p>0</text:p>
          </table:table-cell>
          <table:table-cell office:value-type="float" office:value="850.113" calcext:value-type="float">
            <text:p>850.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01" calcext:value-type="date">
            <text:p>2023-10-31T08:13:01</text:p>
          </table:table-cell>
          <table:table-cell office:value-type="float" office:value="92121181" calcext:value-type="float">
            <text:p>9212118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279" calcext:value-type="float">
            <text:p>70.279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5" calcext:value-type="float">
            <text:p>35</text:p>
          </table:table-cell>
          <table:table-cell office:value-type="float" office:value="70.372" calcext:value-type="float">
            <text:p>70.372</text:p>
          </table:table-cell>
          <table:table-cell office:value-type="float" office:value="-2.155" calcext:value-type="float">
            <text:p>-2.155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56" calcext:value-type="float">
            <text:p>70.156</text:p>
          </table:table-cell>
          <table:table-cell office:value-type="float" office:value="413.7" calcext:value-type="float">
            <text:p>413.7</text:p>
          </table:table-cell>
          <table:table-cell office:value-type="float" office:value="2205.3" calcext:value-type="float">
            <text:p>2205.3</text:p>
          </table:table-cell>
          <table:table-cell office:value-type="float" office:value="14378.6" calcext:value-type="float">
            <text:p>14378.6</text:p>
          </table:table-cell>
          <table:table-cell office:value-type="float" office:value="0" calcext:value-type="float">
            <text:p>0</text:p>
          </table:table-cell>
          <table:table-cell office:value-type="float" office:value="824.916" calcext:value-type="float">
            <text:p>824.9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03" calcext:value-type="date">
            <text:p>2023-10-31T08:13:03</text:p>
          </table:table-cell>
          <table:table-cell office:value-type="float" office:value="92121183" calcext:value-type="float">
            <text:p>9212118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298" calcext:value-type="float">
            <text:p>70.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291" calcext:value-type="float">
            <text:p>70.291</text:p>
          </table:table-cell>
          <table:table-cell office:value-type="float" office:value="-2.158" calcext:value-type="float">
            <text:p>-2.158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59" calcext:value-type="float">
            <text:p>70.159</text:p>
          </table:table-cell>
          <table:table-cell office:value-type="float" office:value="413.7" calcext:value-type="float">
            <text:p>413.7</text:p>
          </table:table-cell>
          <table:table-cell office:value-type="float" office:value="2244.1" calcext:value-type="float">
            <text:p>2244.1</text:p>
          </table:table-cell>
          <table:table-cell office:value-type="float" office:value="14047.3" calcext:value-type="float">
            <text:p>14047.3</text:p>
          </table:table-cell>
          <table:table-cell office:value-type="float" office:value="0" calcext:value-type="float">
            <text:p>0</text:p>
          </table:table-cell>
          <table:table-cell office:value-type="float" office:value="805.851" calcext:value-type="float">
            <text:p>805.8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05" calcext:value-type="date">
            <text:p>2023-10-31T08:13:05</text:p>
          </table:table-cell>
          <table:table-cell office:value-type="float" office:value="92121185" calcext:value-type="float">
            <text:p>9212118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334" calcext:value-type="float">
            <text:p>70.334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5" calcext:value-type="float">
            <text:p>35</text:p>
          </table:table-cell>
          <table:table-cell office:value-type="float" office:value="70.19" calcext:value-type="float">
            <text:p>70.19</text:p>
          </table:table-cell>
          <table:table-cell office:value-type="float" office:value="-2.161" calcext:value-type="float">
            <text:p>-2.161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64" calcext:value-type="float">
            <text:p>70.164</text:p>
          </table:table-cell>
          <table:table-cell office:value-type="float" office:value="413.7" calcext:value-type="float">
            <text:p>413.7</text:p>
          </table:table-cell>
          <table:table-cell office:value-type="float" office:value="2273.8" calcext:value-type="float">
            <text:p>2273.8</text:p>
          </table:table-cell>
          <table:table-cell office:value-type="float" office:value="13632.4" calcext:value-type="float">
            <text:p>13632.4</text:p>
          </table:table-cell>
          <table:table-cell office:value-type="float" office:value="0" calcext:value-type="float">
            <text:p>0</text:p>
          </table:table-cell>
          <table:table-cell office:value-type="float" office:value="781.975" calcext:value-type="float">
            <text:p>781.9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07" calcext:value-type="date">
            <text:p>2023-10-31T08:13:07</text:p>
          </table:table-cell>
          <table:table-cell office:value-type="float" office:value="92121187" calcext:value-type="float">
            <text:p>9212118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334" calcext:value-type="float">
            <text:p>70.3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115" calcext:value-type="float">
            <text:p>70.115</text:p>
          </table:table-cell>
          <table:table-cell office:value-type="float" office:value="-2.168" calcext:value-type="float">
            <text:p>-2.168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69" calcext:value-type="float">
            <text:p>70.169</text:p>
          </table:table-cell>
          <table:table-cell office:value-type="float" office:value="413.7" calcext:value-type="float">
            <text:p>413.7</text:p>
          </table:table-cell>
          <table:table-cell office:value-type="float" office:value="2311.3" calcext:value-type="float">
            <text:p>2311.3</text:p>
          </table:table-cell>
          <table:table-cell office:value-type="float" office:value="13318.3" calcext:value-type="float">
            <text:p>13318.3</text:p>
          </table:table-cell>
          <table:table-cell office:value-type="float" office:value="0" calcext:value-type="float">
            <text:p>0</text:p>
          </table:table-cell>
          <table:table-cell office:value-type="float" office:value="763.902" calcext:value-type="float">
            <text:p>763.9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10" calcext:value-type="date">
            <text:p>2023-10-31T08:13:10</text:p>
          </table:table-cell>
          <table:table-cell office:value-type="float" office:value="92121190" calcext:value-type="float">
            <text:p>9212119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298" calcext:value-type="float">
            <text:p>70.298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5" calcext:value-type="float">
            <text:p>35</text:p>
          </table:table-cell>
          <table:table-cell office:value-type="float" office:value="70.021" calcext:value-type="float">
            <text:p>70.021</text:p>
          </table:table-cell>
          <table:table-cell office:value-type="float" office:value="-2.173" calcext:value-type="float">
            <text:p>-2.173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77" calcext:value-type="float">
            <text:p>70.177</text:p>
          </table:table-cell>
          <table:table-cell office:value-type="float" office:value="413.7" calcext:value-type="float">
            <text:p>413.7</text:p>
          </table:table-cell>
          <table:table-cell office:value-type="float" office:value="2340.1" calcext:value-type="float">
            <text:p>2340.1</text:p>
          </table:table-cell>
          <table:table-cell office:value-type="float" office:value="12925" calcext:value-type="float">
            <text:p>12925</text:p>
          </table:table-cell>
          <table:table-cell office:value-type="float" office:value="0" calcext:value-type="float">
            <text:p>0</text:p>
          </table:table-cell>
          <table:table-cell office:value-type="float" office:value="741.269" calcext:value-type="float">
            <text:p>741.2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12" calcext:value-type="date">
            <text:p>2023-10-31T08:13:12</text:p>
          </table:table-cell>
          <table:table-cell office:value-type="float" office:value="92121192" calcext:value-type="float">
            <text:p>9212119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334" calcext:value-type="float">
            <text:p>70.3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951" calcext:value-type="float">
            <text:p>69.951</text:p>
          </table:table-cell>
          <table:table-cell office:value-type="float" office:value="-2.182" calcext:value-type="float">
            <text:p>-2.182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83" calcext:value-type="float">
            <text:p>70.183</text:p>
          </table:table-cell>
          <table:table-cell office:value-type="float" office:value="413.7" calcext:value-type="float">
            <text:p>413.7</text:p>
          </table:table-cell>
          <table:table-cell office:value-type="float" office:value="2376.1" calcext:value-type="float">
            <text:p>2376.1</text:p>
          </table:table-cell>
          <table:table-cell office:value-type="float" office:value="12627.2" calcext:value-type="float">
            <text:p>12627.2</text:p>
          </table:table-cell>
          <table:table-cell office:value-type="float" office:value="0" calcext:value-type="float">
            <text:p>0</text:p>
          </table:table-cell>
          <table:table-cell office:value-type="float" office:value="724.137" calcext:value-type="float">
            <text:p>724.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15" calcext:value-type="date">
            <text:p>2023-10-31T08:13:15</text:p>
          </table:table-cell>
          <table:table-cell office:value-type="float" office:value="92121195" calcext:value-type="float">
            <text:p>92121195</text:p>
          </table:table-cell>
          <table:table-cell office:value-type="float" office:value="47.8" calcext:value-type="float">
            <text:p>47.8</text:p>
          </table:table-cell>
          <table:table-cell office:value-type="float" office:value="60" calcext:value-type="float">
            <text:p>60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298" calcext:value-type="float">
            <text:p>70.298</text:p>
          </table:table-cell>
          <table:table-cell office:value-type="float" office:value="42.9" calcext:value-type="float">
            <text:p>42.9</text:p>
          </table:table-cell>
          <table:table-cell office:value-type="float" office:value="2.78" calcext:value-type="float">
            <text:p>2.78</text:p>
          </table:table-cell>
          <table:table-cell office:value-type="float" office:value="35" calcext:value-type="float">
            <text:p>35</text:p>
          </table:table-cell>
          <table:table-cell office:value-type="float" office:value="69.908" calcext:value-type="float">
            <text:p>69.9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2.907" calcext:value-type="float">
            <text:p>42.907</text:p>
          </table:table-cell>
          <table:table-cell office:value-type="float" office:value="20.82" calcext:value-type="float">
            <text:p>20.82</text:p>
          </table:table-cell>
          <table:table-cell office:value-type="float" office:value="109" calcext:value-type="float">
            <text:p>109</text:p>
          </table:table-cell>
          <table:table-cell office:value-type="float" office:value="70.192" calcext:value-type="float">
            <text:p>70.192</text:p>
          </table:table-cell>
          <table:table-cell office:value-type="float" office:value="413.7" calcext:value-type="float">
            <text:p>413.7</text:p>
          </table:table-cell>
          <table:table-cell office:value-type="float" office:value="2403.6" calcext:value-type="float">
            <text:p>2403.6</text:p>
          </table:table-cell>
          <table:table-cell office:value-type="float" office:value="11343.3" calcext:value-type="float">
            <text:p>11343.3</text:p>
          </table:table-cell>
          <table:table-cell office:value-type="float" office:value="682.706" calcext:value-type="float">
            <text:p>682.706</text:p>
          </table:table-cell>
          <table:table-cell office:value-type="float" office:value="710.973" calcext:value-type="float">
            <text:p>710.9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17" calcext:value-type="date">
            <text:p>2023-10-31T08:13:17</text:p>
          </table:table-cell>
          <table:table-cell office:value-type="float" office:value="92121197" calcext:value-type="float">
            <text:p>92121197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334" calcext:value-type="float">
            <text:p>70.33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925" calcext:value-type="float">
            <text:p>69.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199" calcext:value-type="float">
            <text:p>70.199</text:p>
          </table:table-cell>
          <table:table-cell office:value-type="float" office:value="413.7" calcext:value-type="float">
            <text:p>413.7</text:p>
          </table:table-cell>
          <table:table-cell office:value-type="float" office:value="2399.8" calcext:value-type="float">
            <text:p>2399.8</text:p>
          </table:table-cell>
          <table:table-cell office:value-type="float" office:value="11352.7" calcext:value-type="float">
            <text:p>11352.7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711.464" calcext:value-type="float">
            <text:p>711.4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22" calcext:value-type="date">
            <text:p>2023-10-31T08:13:22</text:p>
          </table:table-cell>
          <table:table-cell office:value-type="float" office:value="92121202" calcext:value-type="float">
            <text:p>92121202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279" calcext:value-type="float">
            <text:p>70.27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976" calcext:value-type="float">
            <text:p>69.9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214" calcext:value-type="float">
            <text:p>70.214</text:p>
          </table:table-cell>
          <table:table-cell office:value-type="float" office:value="413.7" calcext:value-type="float">
            <text:p>413.7</text:p>
          </table:table-cell>
          <table:table-cell office:value-type="float" office:value="2387.4" calcext:value-type="float">
            <text:p>2387.4</text:p>
          </table:table-cell>
          <table:table-cell office:value-type="float" office:value="11514.1" calcext:value-type="float">
            <text:p>11514.1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720.596" calcext:value-type="float">
            <text:p>720.5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24" calcext:value-type="date">
            <text:p>2023-10-31T08:13:24</text:p>
          </table:table-cell>
          <table:table-cell office:value-type="float" office:value="92121204" calcext:value-type="float">
            <text:p>92121204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243" calcext:value-type="float">
            <text:p>70.243</text:p>
          </table:table-cell>
          <table:table-cell office:value-type="float" office:value="100" calcext:value-type="float">
            <text:p>100</text:p>
          </table:table-cell>
          <table:table-cell office:value-type="float" office:value="2.79" calcext:value-type="float">
            <text:p>2.79</text:p>
          </table:table-cell>
          <table:table-cell office:value-type="float" office:value="35" calcext:value-type="float">
            <text:p>35</text:p>
          </table:table-cell>
          <table:table-cell office:value-type="float" office:value="70.004" calcext:value-type="float">
            <text:p>70.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221" calcext:value-type="float">
            <text:p>70.221</text:p>
          </table:table-cell>
          <table:table-cell office:value-type="float" office:value="413.7" calcext:value-type="float">
            <text:p>413.7</text:p>
          </table:table-cell>
          <table:table-cell office:value-type="float" office:value="2382" calcext:value-type="float">
            <text:p>2382</text:p>
          </table:table-cell>
          <table:table-cell office:value-type="float" office:value="11592.6" calcext:value-type="float">
            <text:p>11592.6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725.675" calcext:value-type="float">
            <text:p>725.6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26" calcext:value-type="date">
            <text:p>2023-10-31T08:13:26</text:p>
          </table:table-cell>
          <table:table-cell office:value-type="float" office:value="92121206" calcext:value-type="float">
            <text:p>9212120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225" calcext:value-type="float">
            <text:p>70.22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025" calcext:value-type="float">
            <text:p>7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226" calcext:value-type="float">
            <text:p>70.226</text:p>
          </table:table-cell>
          <table:table-cell office:value-type="float" office:value="413.7" calcext:value-type="float">
            <text:p>413.7</text:p>
          </table:table-cell>
          <table:table-cell office:value-type="float" office:value="2374.9" calcext:value-type="float">
            <text:p>2374.9</text:p>
          </table:table-cell>
          <table:table-cell office:value-type="float" office:value="11662.2" calcext:value-type="float">
            <text:p>11662.2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729.606" calcext:value-type="float">
            <text:p>729.6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29" calcext:value-type="date">
            <text:p>2023-10-31T08:13:29</text:p>
          </table:table-cell>
          <table:table-cell office:value-type="float" office:value="92121209" calcext:value-type="float">
            <text:p>92121209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207" calcext:value-type="float">
            <text:p>70.207</text:p>
          </table:table-cell>
          <table:table-cell office:value-type="float" office:value="100" calcext:value-type="float">
            <text:p>100</text:p>
          </table:table-cell>
          <table:table-cell office:value-type="float" office:value="2.79" calcext:value-type="float">
            <text:p>2.79</text:p>
          </table:table-cell>
          <table:table-cell office:value-type="float" office:value="35" calcext:value-type="float">
            <text:p>35</text:p>
          </table:table-cell>
          <table:table-cell office:value-type="float" office:value="70.051" calcext:value-type="float">
            <text:p>70.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27" calcext:value-type="float">
            <text:p>0.027</text:p>
          </table:table-cell>
          <table:table-cell office:value-type="float" office:value="255" calcext:value-type="float">
            <text:p>255</text:p>
          </table:table-cell>
          <table:table-cell office:value-type="float" office:value="70.231" calcext:value-type="float">
            <text:p>70.231</text:p>
          </table:table-cell>
          <table:table-cell office:value-type="float" office:value="413.7" calcext:value-type="float">
            <text:p>413.7</text:p>
          </table:table-cell>
          <table:table-cell office:value-type="float" office:value="2369.3" calcext:value-type="float">
            <text:p>2369.3</text:p>
          </table:table-cell>
          <table:table-cell office:value-type="float" office:value="11750.9" calcext:value-type="float">
            <text:p>11750.9</text:p>
          </table:table-cell>
          <table:table-cell office:value-type="float" office:value="1400.929" calcext:value-type="float">
            <text:p>1400.929</text:p>
          </table:table-cell>
          <table:table-cell office:value-type="float" office:value="734.617" calcext:value-type="float">
            <text:p>734.6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31" calcext:value-type="date">
            <text:p>2023-10-31T08:13:31</text:p>
          </table:table-cell>
          <table:table-cell office:value-type="float" office:value="92121211" calcext:value-type="float">
            <text:p>92121211</text:p>
          </table:table-cell>
          <table:table-cell office:value-type="float" office:value="16.7" calcext:value-type="float">
            <text:p>16.7</text:p>
          </table:table-cell>
          <table:table-cell office:value-type="float" office:value="60" calcext:value-type="float">
            <text:p>60</text:p>
          </table:table-cell>
          <table:table-cell office:value-type="float" office:value="81.15" calcext:value-type="float">
            <text:p>81.15</text:p>
          </table:table-cell>
          <table:table-cell office:value-type="float" office:value="70.207" calcext:value-type="float">
            <text:p>70.207</text:p>
          </table:table-cell>
          <table:table-cell office:value-type="float" office:value="32.9" calcext:value-type="float">
            <text:p>32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70.054" calcext:value-type="float">
            <text:p>70.0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.936" calcext:value-type="float">
            <text:p>32.936</text:p>
          </table:table-cell>
          <table:table-cell office:value-type="float" office:value="32.656" calcext:value-type="float">
            <text:p>32.656</text:p>
          </table:table-cell>
          <table:table-cell office:value-type="float" office:value="83" calcext:value-type="float">
            <text:p>83</text:p>
          </table:table-cell>
          <table:table-cell office:value-type="float" office:value="70.234" calcext:value-type="float">
            <text:p>70.234</text:p>
          </table:table-cell>
          <table:table-cell office:value-type="float" office:value="413.7" calcext:value-type="float">
            <text:p>413.7</text:p>
          </table:table-cell>
          <table:table-cell office:value-type="float" office:value="2361.9" calcext:value-type="float">
            <text:p>2361.9</text:p>
          </table:table-cell>
          <table:table-cell office:value-type="float" office:value="11772.2" calcext:value-type="float">
            <text:p>11772.2</text:p>
          </table:table-cell>
          <table:table-cell office:value-type="float" office:value="531.233" calcext:value-type="float">
            <text:p>531.233</text:p>
          </table:table-cell>
          <table:table-cell office:value-type="float" office:value="736.42" calcext:value-type="float">
            <text:p>736.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33" calcext:value-type="date">
            <text:p>2023-10-31T08:13:33</text:p>
          </table:table-cell>
          <table:table-cell office:value-type="float" office:value="92121213" calcext:value-type="float">
            <text:p>9212121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171" calcext:value-type="float">
            <text:p>70.171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996" calcext:value-type="float">
            <text:p>69.996</text:p>
          </table:table-cell>
          <table:table-cell office:value-type="float" office:value="-2.235" calcext:value-type="float">
            <text:p>-2.235</text:p>
          </table:table-cell>
          <table:table-cell office:value-type="float" office:value="-20" calcext:value-type="float">
            <text:p>-20</text:p>
          </table:table-cell>
          <table:table-cell office:value-type="float" office:value="32.508" calcext:value-type="float">
            <text:p>32.508</text:p>
          </table:table-cell>
          <table:table-cell office:value-type="float" office:value="12.508" calcext:value-type="float">
            <text:p>12.50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70.236" calcext:value-type="float">
            <text:p>70.236</text:p>
          </table:table-cell>
          <table:table-cell office:value-type="float" office:value="413.7" calcext:value-type="float">
            <text:p>413.7</text:p>
          </table:table-cell>
          <table:table-cell office:value-type="float" office:value="2379.6" calcext:value-type="float">
            <text:p>2379.6</text:p>
          </table:table-cell>
          <table:table-cell office:value-type="float" office:value="11662.5" calcext:value-type="float">
            <text:p>11662.5</text:p>
          </table:table-cell>
          <table:table-cell office:value-type="float" office:value="206.909" calcext:value-type="float">
            <text:p>206.909</text:p>
          </table:table-cell>
          <table:table-cell office:value-type="float" office:value="730.069" calcext:value-type="float">
            <text:p>730.0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35" calcext:value-type="date">
            <text:p>2023-10-31T08:13:35</text:p>
          </table:table-cell>
          <table:table-cell office:value-type="float" office:value="92121215" calcext:value-type="float">
            <text:p>9212121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171" calcext:value-type="float">
            <text:p>70.171</text:p>
          </table:table-cell>
          <table:table-cell office:value-type="float" office:value="12.1" calcext:value-type="float">
            <text:p>12.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902" calcext:value-type="float">
            <text:p>69.902</text:p>
          </table:table-cell>
          <table:table-cell office:value-type="float" office:value="-2.237" calcext:value-type="float">
            <text:p>-2.237</text:p>
          </table:table-cell>
          <table:table-cell office:value-type="float" office:value="-20" calcext:value-type="float">
            <text:p>-20</text:p>
          </table:table-cell>
          <table:table-cell office:value-type="float" office:value="32.08" calcext:value-type="float">
            <text:p>32.08</text:p>
          </table:table-cell>
          <table:table-cell office:value-type="float" office:value="12.08" calcext:value-type="float">
            <text:p>12.08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70.237" calcext:value-type="float">
            <text:p>70.237</text:p>
          </table:table-cell>
          <table:table-cell office:value-type="float" office:value="413.7" calcext:value-type="float">
            <text:p>413.7</text:p>
          </table:table-cell>
          <table:table-cell office:value-type="float" office:value="2414.6" calcext:value-type="float">
            <text:p>2414.6</text:p>
          </table:table-cell>
          <table:table-cell office:value-type="float" office:value="11461.1" calcext:value-type="float">
            <text:p>11461.1</text:p>
          </table:table-cell>
          <table:table-cell office:value-type="float" office:value="200.392" calcext:value-type="float">
            <text:p>200.392</text:p>
          </table:table-cell>
          <table:table-cell office:value-type="float" office:value="718.469" calcext:value-type="float">
            <text:p>718.4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37" calcext:value-type="date">
            <text:p>2023-10-31T08:13:37</text:p>
          </table:table-cell>
          <table:table-cell office:value-type="float" office:value="92121217" calcext:value-type="float">
            <text:p>9212121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171" calcext:value-type="float">
            <text:p>70.171</text:p>
          </table:table-cell>
          <table:table-cell office:value-type="float" office:value="11.7" calcext:value-type="float">
            <text:p>11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811" calcext:value-type="float">
            <text:p>69.811</text:p>
          </table:table-cell>
          <table:table-cell office:value-type="float" office:value="-2.238" calcext:value-type="float">
            <text:p>-2.238</text:p>
          </table:table-cell>
          <table:table-cell office:value-type="float" office:value="-20" calcext:value-type="float">
            <text:p>-20</text:p>
          </table:table-cell>
          <table:table-cell office:value-type="float" office:value="31.653" calcext:value-type="float">
            <text:p>31.653</text:p>
          </table:table-cell>
          <table:table-cell office:value-type="float" office:value="11.653" calcext:value-type="float">
            <text:p>11.653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70.238" calcext:value-type="float">
            <text:p>70.238</text:p>
          </table:table-cell>
          <table:table-cell office:value-type="float" office:value="413.7" calcext:value-type="float">
            <text:p>413.7</text:p>
          </table:table-cell>
          <table:table-cell office:value-type="float" office:value="2422.8" calcext:value-type="float">
            <text:p>2422.8</text:p>
          </table:table-cell>
          <table:table-cell office:value-type="float" office:value="11261.7" calcext:value-type="float">
            <text:p>11261.7</text:p>
          </table:table-cell>
          <table:table-cell office:value-type="float" office:value="193.865" calcext:value-type="float">
            <text:p>193.865</text:p>
          </table:table-cell>
          <table:table-cell office:value-type="float" office:value="706.988" calcext:value-type="float">
            <text:p>706.9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39" calcext:value-type="date">
            <text:p>2023-10-31T08:13:39</text:p>
          </table:table-cell>
          <table:table-cell office:value-type="float" office:value="92121219" calcext:value-type="float">
            <text:p>92121219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207" calcext:value-type="float">
            <text:p>70.207</text:p>
          </table:table-cell>
          <table:table-cell office:value-type="float" office:value="11.2" calcext:value-type="float">
            <text:p>11.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722" calcext:value-type="float">
            <text:p>69.722</text:p>
          </table:table-cell>
          <table:table-cell office:value-type="float" office:value="-2.238" calcext:value-type="float">
            <text:p>-2.238</text:p>
          </table:table-cell>
          <table:table-cell office:value-type="float" office:value="-20" calcext:value-type="float">
            <text:p>-20</text:p>
          </table:table-cell>
          <table:table-cell office:value-type="float" office:value="31.225" calcext:value-type="float">
            <text:p>31.225</text:p>
          </table:table-cell>
          <table:table-cell office:value-type="float" office:value="11.225" calcext:value-type="float">
            <text:p>11.225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70.238" calcext:value-type="float">
            <text:p>70.238</text:p>
          </table:table-cell>
          <table:table-cell office:value-type="float" office:value="413.7" calcext:value-type="float">
            <text:p>413.7</text:p>
          </table:table-cell>
          <table:table-cell office:value-type="float" office:value="2423.4" calcext:value-type="float">
            <text:p>2423.4</text:p>
          </table:table-cell>
          <table:table-cell office:value-type="float" office:value="11064.2" calcext:value-type="float">
            <text:p>11064.2</text:p>
          </table:table-cell>
          <table:table-cell office:value-type="float" office:value="187.328" calcext:value-type="float">
            <text:p>187.328</text:p>
          </table:table-cell>
          <table:table-cell office:value-type="float" office:value="695.615" calcext:value-type="float">
            <text:p>695.6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41" calcext:value-type="date">
            <text:p>2023-10-31T08:13:41</text:p>
          </table:table-cell>
          <table:table-cell office:value-type="float" office:value="92121221" calcext:value-type="float">
            <text:p>9212122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225" calcext:value-type="float">
            <text:p>70.225</text:p>
          </table:table-cell>
          <table:table-cell office:value-type="float" office:value="10.8" calcext:value-type="float">
            <text:p>10.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635" calcext:value-type="float">
            <text:p>69.635</text:p>
          </table:table-cell>
          <table:table-cell office:value-type="float" office:value="-2.238" calcext:value-type="float">
            <text:p>-2.238</text:p>
          </table:table-cell>
          <table:table-cell office:value-type="float" office:value="-20" calcext:value-type="float">
            <text:p>-20</text:p>
          </table:table-cell>
          <table:table-cell office:value-type="float" office:value="30.797" calcext:value-type="float">
            <text:p>30.797</text:p>
          </table:table-cell>
          <table:table-cell office:value-type="float" office:value="10.797" calcext:value-type="float">
            <text:p>10.797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70.238" calcext:value-type="float">
            <text:p>70.238</text:p>
          </table:table-cell>
          <table:table-cell office:value-type="float" office:value="413.7" calcext:value-type="float">
            <text:p>413.7</text:p>
          </table:table-cell>
          <table:table-cell office:value-type="float" office:value="2424.1" calcext:value-type="float">
            <text:p>2424.1</text:p>
          </table:table-cell>
          <table:table-cell office:value-type="float" office:value="10868.8" calcext:value-type="float">
            <text:p>10868.8</text:p>
          </table:table-cell>
          <table:table-cell office:value-type="float" office:value="180.78" calcext:value-type="float">
            <text:p>180.78</text:p>
          </table:table-cell>
          <table:table-cell office:value-type="float" office:value="684.366" calcext:value-type="float">
            <text:p>684.3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43" calcext:value-type="date">
            <text:p>2023-10-31T08:13:43</text:p>
          </table:table-cell>
          <table:table-cell office:value-type="float" office:value="92121223" calcext:value-type="float">
            <text:p>9212122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279" calcext:value-type="float">
            <text:p>70.279</text:p>
          </table:table-cell>
          <table:table-cell office:value-type="float" office:value="10.4" calcext:value-type="float">
            <text:p>10.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55" calcext:value-type="float">
            <text:p>69.55</text:p>
          </table:table-cell>
          <table:table-cell office:value-type="float" office:value="-2.238" calcext:value-type="float">
            <text:p>-2.238</text:p>
          </table:table-cell>
          <table:table-cell office:value-type="float" office:value="-20" calcext:value-type="float">
            <text:p>-20</text:p>
          </table:table-cell>
          <table:table-cell office:value-type="float" office:value="30.369" calcext:value-type="float">
            <text:p>30.369</text:p>
          </table:table-cell>
          <table:table-cell office:value-type="float" office:value="10.369" calcext:value-type="float">
            <text:p>10.369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70.238" calcext:value-type="float">
            <text:p>70.238</text:p>
          </table:table-cell>
          <table:table-cell office:value-type="float" office:value="413.7" calcext:value-type="float">
            <text:p>413.7</text:p>
          </table:table-cell>
          <table:table-cell office:value-type="float" office:value="2424.9" calcext:value-type="float">
            <text:p>2424.9</text:p>
          </table:table-cell>
          <table:table-cell office:value-type="float" office:value="10675" calcext:value-type="float">
            <text:p>10675</text:p>
          </table:table-cell>
          <table:table-cell office:value-type="float" office:value="174.221" calcext:value-type="float">
            <text:p>174.221</text:p>
          </table:table-cell>
          <table:table-cell office:value-type="float" office:value="673.21" calcext:value-type="float">
            <text:p>673.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45" calcext:value-type="date">
            <text:p>2023-10-31T08:13:45</text:p>
          </table:table-cell>
          <table:table-cell office:value-type="float" office:value="92121225" calcext:value-type="float">
            <text:p>9212122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279" calcext:value-type="float">
            <text:p>70.279</text:p>
          </table:table-cell>
          <table:table-cell office:value-type="float" office:value="9.9" calcext:value-type="float">
            <text:p>9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466" calcext:value-type="float">
            <text:p>69.466</text:p>
          </table:table-cell>
          <table:table-cell office:value-type="float" office:value="-2.238" calcext:value-type="float">
            <text:p>-2.238</text:p>
          </table:table-cell>
          <table:table-cell office:value-type="float" office:value="-20" calcext:value-type="float">
            <text:p>-20</text:p>
          </table:table-cell>
          <table:table-cell office:value-type="float" office:value="29.941" calcext:value-type="float">
            <text:p>29.941</text:p>
          </table:table-cell>
          <table:table-cell office:value-type="float" office:value="9.941" calcext:value-type="float">
            <text:p>9.941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70.238" calcext:value-type="float">
            <text:p>70.238</text:p>
          </table:table-cell>
          <table:table-cell office:value-type="float" office:value="413.7" calcext:value-type="float">
            <text:p>413.7</text:p>
          </table:table-cell>
          <table:table-cell office:value-type="float" office:value="2425.8" calcext:value-type="float">
            <text:p>2425.8</text:p>
          </table:table-cell>
          <table:table-cell office:value-type="float" office:value="10483.1" calcext:value-type="float">
            <text:p>10483.1</text:p>
          </table:table-cell>
          <table:table-cell office:value-type="float" office:value="167.652" calcext:value-type="float">
            <text:p>167.652</text:p>
          </table:table-cell>
          <table:table-cell office:value-type="float" office:value="662.166" calcext:value-type="float">
            <text:p>662.1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47" calcext:value-type="date">
            <text:p>2023-10-31T08:13:47</text:p>
          </table:table-cell>
          <table:table-cell office:value-type="float" office:value="92121227" calcext:value-type="float">
            <text:p>9212122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298" calcext:value-type="float">
            <text:p>70.298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384" calcext:value-type="float">
            <text:p>69.384</text:p>
          </table:table-cell>
          <table:table-cell office:value-type="float" office:value="-2.238" calcext:value-type="float">
            <text:p>-2.238</text:p>
          </table:table-cell>
          <table:table-cell office:value-type="float" office:value="-20" calcext:value-type="float">
            <text:p>-20</text:p>
          </table:table-cell>
          <table:table-cell office:value-type="float" office:value="29.513" calcext:value-type="float">
            <text:p>29.513</text:p>
          </table:table-cell>
          <table:table-cell office:value-type="float" office:value="9.513" calcext:value-type="float">
            <text:p>9.51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70.238" calcext:value-type="float">
            <text:p>70.238</text:p>
          </table:table-cell>
          <table:table-cell office:value-type="float" office:value="413.7" calcext:value-type="float">
            <text:p>413.7</text:p>
          </table:table-cell>
          <table:table-cell office:value-type="float" office:value="2426.8" calcext:value-type="float">
            <text:p>2426.8</text:p>
          </table:table-cell>
          <table:table-cell office:value-type="float" office:value="10293" calcext:value-type="float">
            <text:p>10293</text:p>
          </table:table-cell>
          <table:table-cell office:value-type="float" office:value="161.073" calcext:value-type="float">
            <text:p>161.073</text:p>
          </table:table-cell>
          <table:table-cell office:value-type="float" office:value="651.22" calcext:value-type="float">
            <text:p>651.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51" calcext:value-type="date">
            <text:p>2023-10-31T08:13:51</text:p>
          </table:table-cell>
          <table:table-cell office:value-type="float" office:value="92121231" calcext:value-type="float">
            <text:p>9212123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37" calcext:value-type="float">
            <text:p>70.37</text:p>
          </table:table-cell>
          <table:table-cell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226" calcext:value-type="float">
            <text:p>69.226</text:p>
          </table:table-cell>
          <table:table-cell office:value-type="float" office:value="-2.241" calcext:value-type="float">
            <text:p>-2.241</text:p>
          </table:table-cell>
          <table:table-cell office:value-type="float" office:value="-20" calcext:value-type="float">
            <text:p>-20</text:p>
          </table:table-cell>
          <table:table-cell office:value-type="float" office:value="28.655" calcext:value-type="float">
            <text:p>28.655</text:p>
          </table:table-cell>
          <table:table-cell office:value-type="float" office:value="8.655" calcext:value-type="float">
            <text:p>8.655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70.242" calcext:value-type="float">
            <text:p>70.242</text:p>
          </table:table-cell>
          <table:table-cell office:value-type="float" office:value="413.7" calcext:value-type="float">
            <text:p>413.7</text:p>
          </table:table-cell>
          <table:table-cell office:value-type="float" office:value="2429.1" calcext:value-type="float">
            <text:p>2429.1</text:p>
          </table:table-cell>
          <table:table-cell office:value-type="float" office:value="9917.3" calcext:value-type="float">
            <text:p>9917.3</text:p>
          </table:table-cell>
          <table:table-cell office:value-type="float" office:value="147.882" calcext:value-type="float">
            <text:p>147.882</text:p>
          </table:table-cell>
          <table:table-cell office:value-type="float" office:value="629.606" calcext:value-type="float">
            <text:p>629.6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53" calcext:value-type="date">
            <text:p>2023-10-31T08:13:53</text:p>
          </table:table-cell>
          <table:table-cell office:value-type="float" office:value="92121233" calcext:value-type="float">
            <text:p>9212123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37" calcext:value-type="float">
            <text:p>70.37</text:p>
          </table:table-cell>
          <table:table-cell office:value-type="float" office:value="8.2" calcext:value-type="float">
            <text:p>8.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149" calcext:value-type="float">
            <text:p>69.149</text:p>
          </table:table-cell>
          <table:table-cell office:value-type="float" office:value="-2.244" calcext:value-type="float">
            <text:p>-2.244</text:p>
          </table:table-cell>
          <table:table-cell office:value-type="float" office:value="-20" calcext:value-type="float">
            <text:p>-20</text:p>
          </table:table-cell>
          <table:table-cell office:value-type="float" office:value="28.226" calcext:value-type="float">
            <text:p>28.226</text:p>
          </table:table-cell>
          <table:table-cell office:value-type="float" office:value="8.226" calcext:value-type="float">
            <text:p>8.226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.245" calcext:value-type="float">
            <text:p>70.245</text:p>
          </table:table-cell>
          <table:table-cell office:value-type="float" office:value="413.7" calcext:value-type="float">
            <text:p>413.7</text:p>
          </table:table-cell>
          <table:table-cell office:value-type="float" office:value="2430.4" calcext:value-type="float">
            <text:p>2430.4</text:p>
          </table:table-cell>
          <table:table-cell office:value-type="float" office:value="9731.1" calcext:value-type="float">
            <text:p>9731.1</text:p>
          </table:table-cell>
          <table:table-cell office:value-type="float" office:value="134.649" calcext:value-type="float">
            <text:p>134.649</text:p>
          </table:table-cell>
          <table:table-cell office:value-type="float" office:value="618.895" calcext:value-type="float">
            <text:p>618.8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55" calcext:value-type="date">
            <text:p>2023-10-31T08:13:55</text:p>
          </table:table-cell>
          <table:table-cell office:value-type="float" office:value="92121235" calcext:value-type="float">
            <text:p>9212123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06" calcext:value-type="float">
            <text:p>70.406</text:p>
          </table:table-cell>
          <table:table-cell office:value-type="float" office:value="7.8" calcext:value-type="float">
            <text:p>7.8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9.073" calcext:value-type="float">
            <text:p>69.073</text:p>
          </table:table-cell>
          <table:table-cell office:value-type="float" office:value="-2.248" calcext:value-type="float">
            <text:p>-2.248</text:p>
          </table:table-cell>
          <table:table-cell office:value-type="float" office:value="-20" calcext:value-type="float">
            <text:p>-20</text:p>
          </table:table-cell>
          <table:table-cell office:value-type="float" office:value="27.796" calcext:value-type="float">
            <text:p>27.796</text:p>
          </table:table-cell>
          <table:table-cell office:value-type="float" office:value="7.796" calcext:value-type="float">
            <text:p>7.79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0.249" calcext:value-type="float">
            <text:p>70.249</text:p>
          </table:table-cell>
          <table:table-cell office:value-type="float" office:value="413.7" calcext:value-type="float">
            <text:p>413.7</text:p>
          </table:table-cell>
          <table:table-cell office:value-type="float" office:value="2431.8" calcext:value-type="float">
            <text:p>2431.8</text:p>
          </table:table-cell>
          <table:table-cell office:value-type="float" office:value="9544.7" calcext:value-type="float">
            <text:p>9544.7</text:p>
          </table:table-cell>
          <table:table-cell office:value-type="float" office:value="128.017" calcext:value-type="float">
            <text:p>128.017</text:p>
          </table:table-cell>
          <table:table-cell office:value-type="float" office:value="608.176" calcext:value-type="float">
            <text:p>608.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57" calcext:value-type="date">
            <text:p>2023-10-31T08:13:57</text:p>
          </table:table-cell>
          <table:table-cell office:value-type="float" office:value="92121237" calcext:value-type="float">
            <text:p>9212123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37" calcext:value-type="float">
            <text:p>70.37</text:p>
          </table:table-cell>
          <table:table-cell office:value-type="float" office:value="7.4" calcext:value-type="float">
            <text:p>7.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999" calcext:value-type="float">
            <text:p>68.999</text:p>
          </table:table-cell>
          <table:table-cell office:value-type="float" office:value="-2.252" calcext:value-type="float">
            <text:p>-2.252</text:p>
          </table:table-cell>
          <table:table-cell office:value-type="float" office:value="-20" calcext:value-type="float">
            <text:p>-20</text:p>
          </table:table-cell>
          <table:table-cell office:value-type="float" office:value="27.365" calcext:value-type="float">
            <text:p>27.365</text:p>
          </table:table-cell>
          <table:table-cell office:value-type="float" office:value="7.365" calcext:value-type="float">
            <text:p>7.36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70.253" calcext:value-type="float">
            <text:p>70.253</text:p>
          </table:table-cell>
          <table:table-cell office:value-type="float" office:value="413.7" calcext:value-type="float">
            <text:p>413.7</text:p>
          </table:table-cell>
          <table:table-cell office:value-type="float" office:value="2433.3" calcext:value-type="float">
            <text:p>2433.3</text:p>
          </table:table-cell>
          <table:table-cell office:value-type="float" office:value="9359.9" calcext:value-type="float">
            <text:p>9359.9</text:p>
          </table:table-cell>
          <table:table-cell office:value-type="float" office:value="121.374" calcext:value-type="float">
            <text:p>121.374</text:p>
          </table:table-cell>
          <table:table-cell office:value-type="float" office:value="597.547" calcext:value-type="float">
            <text:p>597.5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3:59" calcext:value-type="date">
            <text:p>2023-10-31T08:13:59</text:p>
          </table:table-cell>
          <table:table-cell office:value-type="float" office:value="92121239" calcext:value-type="float">
            <text:p>92121239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24" calcext:value-type="float">
            <text:p>70.424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927" calcext:value-type="float">
            <text:p>68.927</text:p>
          </table:table-cell>
          <table:table-cell office:value-type="float" office:value="-2.257" calcext:value-type="float">
            <text:p>-2.257</text:p>
          </table:table-cell>
          <table:table-cell office:value-type="float" office:value="-20" calcext:value-type="float">
            <text:p>-20</text:p>
          </table:table-cell>
          <table:table-cell office:value-type="float" office:value="26.933" calcext:value-type="float">
            <text:p>26.933</text:p>
          </table:table-cell>
          <table:table-cell office:value-type="float" office:value="6.933" calcext:value-type="float">
            <text:p>6.933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70.259" calcext:value-type="float">
            <text:p>70.259</text:p>
          </table:table-cell>
          <table:table-cell office:value-type="float" office:value="419.1" calcext:value-type="float">
            <text:p>419.1</text:p>
          </table:table-cell>
          <table:table-cell office:value-type="float" office:value="2434.9" calcext:value-type="float">
            <text:p>2434.9</text:p>
          </table:table-cell>
          <table:table-cell office:value-type="float" office:value="9176.3" calcext:value-type="float">
            <text:p>9176.3</text:p>
          </table:table-cell>
          <table:table-cell office:value-type="float" office:value="114.72" calcext:value-type="float">
            <text:p>114.72</text:p>
          </table:table-cell>
          <table:table-cell office:value-type="float" office:value="586.995" calcext:value-type="float">
            <text:p>586.9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03" calcext:value-type="date">
            <text:p>2023-10-31T08:14:03</text:p>
          </table:table-cell>
          <table:table-cell office:value-type="float" office:value="92121243" calcext:value-type="float">
            <text:p>9212124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24" calcext:value-type="float">
            <text:p>70.424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786" calcext:value-type="float">
            <text:p>68.786</text:p>
          </table:table-cell>
          <table:table-cell office:value-type="float" office:value="-2.286" calcext:value-type="float">
            <text:p>-2.286</text:p>
          </table:table-cell>
          <table:table-cell office:value-type="float" office:value="-20" calcext:value-type="float">
            <text:p>-20</text:p>
          </table:table-cell>
          <table:table-cell office:value-type="float" office:value="26.061" calcext:value-type="float">
            <text:p>26.061</text:p>
          </table:table-cell>
          <table:table-cell office:value-type="float" office:value="6.061" calcext:value-type="float">
            <text:p>6.06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0.272" calcext:value-type="float">
            <text:p>70.272</text:p>
          </table:table-cell>
          <table:table-cell office:value-type="float" office:value="419.1" calcext:value-type="float">
            <text:p>419.1</text:p>
          </table:table-cell>
          <table:table-cell office:value-type="float" office:value="2438.3" calcext:value-type="float">
            <text:p>2438.3</text:p>
          </table:table-cell>
          <table:table-cell office:value-type="float" office:value="8813.8" calcext:value-type="float">
            <text:p>8813.8</text:p>
          </table:table-cell>
          <table:table-cell office:value-type="float" office:value="101.382" calcext:value-type="float">
            <text:p>101.382</text:p>
          </table:table-cell>
          <table:table-cell office:value-type="float" office:value="566.158" calcext:value-type="float">
            <text:p>566.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07" calcext:value-type="date">
            <text:p>2023-10-31T08:14:07</text:p>
          </table:table-cell>
          <table:table-cell office:value-type="float" office:value="92121247" calcext:value-type="float">
            <text:p>9212124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06" calcext:value-type="float">
            <text:p>70.406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65" calcext:value-type="float">
            <text:p>68.65</text:p>
          </table:table-cell>
          <table:table-cell office:value-type="float" office:value="-2.284" calcext:value-type="float">
            <text:p>-2.284</text:p>
          </table:table-cell>
          <table:table-cell office:value-type="float" office:value="-20" calcext:value-type="float">
            <text:p>-20</text:p>
          </table:table-cell>
          <table:table-cell office:value-type="float" office:value="25.188" calcext:value-type="float">
            <text:p>25.188</text:p>
          </table:table-cell>
          <table:table-cell office:value-type="float" office:value="5.188" calcext:value-type="float">
            <text:p>5.188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70.286" calcext:value-type="float">
            <text:p>70.286</text:p>
          </table:table-cell>
          <table:table-cell office:value-type="float" office:value="419.1" calcext:value-type="float">
            <text:p>419.1</text:p>
          </table:table-cell>
          <table:table-cell office:value-type="float" office:value="2442.1" calcext:value-type="float">
            <text:p>2442.1</text:p>
          </table:table-cell>
          <table:table-cell office:value-type="float" office:value="8457" calcext:value-type="float">
            <text:p>8457</text:p>
          </table:table-cell>
          <table:table-cell office:value-type="float" office:value="88.001" calcext:value-type="float">
            <text:p>88.001</text:p>
          </table:table-cell>
          <table:table-cell office:value-type="float" office:value="545.652" calcext:value-type="float">
            <text:p>545.6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11" calcext:value-type="date">
            <text:p>2023-10-31T08:14:11</text:p>
          </table:table-cell>
          <table:table-cell office:value-type="float" office:value="92121251" calcext:value-type="float">
            <text:p>9212125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37" calcext:value-type="float">
            <text:p>70.3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52" calcext:value-type="float">
            <text:p>68.52</text:p>
          </table:table-cell>
          <table:table-cell office:value-type="float" office:value="-2.298" calcext:value-type="float">
            <text:p>-2.298</text:p>
          </table:table-cell>
          <table:table-cell office:value-type="float" office:value="-20" calcext:value-type="float">
            <text:p>-20</text:p>
          </table:table-cell>
          <table:table-cell office:value-type="float" office:value="24.309" calcext:value-type="float">
            <text:p>24.309</text:p>
          </table:table-cell>
          <table:table-cell office:value-type="float" office:value="4.309" calcext:value-type="float">
            <text:p>4.309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0.3" calcext:value-type="float">
            <text:p>70.3</text:p>
          </table:table-cell>
          <table:table-cell office:value-type="float" office:value="419.1" calcext:value-type="float">
            <text:p>419.1</text:p>
          </table:table-cell>
          <table:table-cell office:value-type="float" office:value="2446.2" calcext:value-type="float">
            <text:p>2446.2</text:p>
          </table:table-cell>
          <table:table-cell office:value-type="float" office:value="8104.7" calcext:value-type="float">
            <text:p>8104.7</text:p>
          </table:table-cell>
          <table:table-cell office:value-type="float" office:value="67.852" calcext:value-type="float">
            <text:p>67.852</text:p>
          </table:table-cell>
          <table:table-cell office:value-type="float" office:value="525.415" calcext:value-type="float">
            <text:p>525.4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13" calcext:value-type="date">
            <text:p>2023-10-31T08:14:13</text:p>
          </table:table-cell>
          <table:table-cell office:value-type="float" office:value="92121253" calcext:value-type="float">
            <text:p>9212125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334" calcext:value-type="float">
            <text:p>70.334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457" calcext:value-type="float">
            <text:p>68.457</text:p>
          </table:table-cell>
          <table:table-cell office:value-type="float" office:value="-2.305" calcext:value-type="float">
            <text:p>-2.305</text:p>
          </table:table-cell>
          <table:table-cell office:value-type="float" office:value="-20" calcext:value-type="float">
            <text:p>-20</text:p>
          </table:table-cell>
          <table:table-cell office:value-type="float" office:value="23.867" calcext:value-type="float">
            <text:p>23.867</text:p>
          </table:table-cell>
          <table:table-cell office:value-type="float" office:value="3.867" calcext:value-type="float">
            <text:p>3.86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70.306" calcext:value-type="float">
            <text:p>70.306</text:p>
          </table:table-cell>
          <table:table-cell office:value-type="float" office:value="419.1" calcext:value-type="float">
            <text:p>419.1</text:p>
          </table:table-cell>
          <table:table-cell office:value-type="float" office:value="2448.4" calcext:value-type="float">
            <text:p>2448.4</text:p>
          </table:table-cell>
          <table:table-cell office:value-type="float" office:value="7928.2" calcext:value-type="float">
            <text:p>7928.2</text:p>
          </table:table-cell>
          <table:table-cell office:value-type="float" office:value="61.114" calcext:value-type="float">
            <text:p>61.114</text:p>
          </table:table-cell>
          <table:table-cell office:value-type="float" office:value="515.274" calcext:value-type="float">
            <text:p>515.2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15" calcext:value-type="date">
            <text:p>2023-10-31T08:14:15</text:p>
          </table:table-cell>
          <table:table-cell office:value-type="float" office:value="92121255" calcext:value-type="float">
            <text:p>9212125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334" calcext:value-type="float">
            <text:p>70.334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394" calcext:value-type="float">
            <text:p>68.394</text:p>
          </table:table-cell>
          <table:table-cell office:value-type="float" office:value="-2.31" calcext:value-type="float">
            <text:p>-2.31</text:p>
          </table:table-cell>
          <table:table-cell office:value-type="float" office:value="-20" calcext:value-type="float">
            <text:p>-20</text:p>
          </table:table-cell>
          <table:table-cell office:value-type="float" office:value="23.425" calcext:value-type="float">
            <text:p>23.425</text:p>
          </table:table-cell>
          <table:table-cell office:value-type="float" office:value="3.425" calcext:value-type="float">
            <text:p>3.425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70.311" calcext:value-type="float">
            <text:p>70.311</text:p>
          </table:table-cell>
          <table:table-cell office:value-type="float" office:value="419.1" calcext:value-type="float">
            <text:p>419.1</text:p>
          </table:table-cell>
          <table:table-cell office:value-type="float" office:value="2450.7" calcext:value-type="float">
            <text:p>2450.7</text:p>
          </table:table-cell>
          <table:table-cell office:value-type="float" office:value="7753.1" calcext:value-type="float">
            <text:p>7753.1</text:p>
          </table:table-cell>
          <table:table-cell office:value-type="float" office:value="54.366" calcext:value-type="float">
            <text:p>54.366</text:p>
          </table:table-cell>
          <table:table-cell office:value-type="float" office:value="505.218" calcext:value-type="float">
            <text:p>505.2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17" calcext:value-type="date">
            <text:p>2023-10-31T08:14:17</text:p>
          </table:table-cell>
          <table:table-cell office:value-type="float" office:value="92121257" calcext:value-type="float">
            <text:p>9212125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334" calcext:value-type="float">
            <text:p>70.3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333" calcext:value-type="float">
            <text:p>68.333</text:p>
          </table:table-cell>
          <table:table-cell office:value-type="float" office:value="-2.315" calcext:value-type="float">
            <text:p>-2.315</text:p>
          </table:table-cell>
          <table:table-cell office:value-type="float" office:value="-20" calcext:value-type="float">
            <text:p>-20</text:p>
          </table:table-cell>
          <table:table-cell office:value-type="float" office:value="22.981" calcext:value-type="float">
            <text:p>22.981</text:p>
          </table:table-cell>
          <table:table-cell office:value-type="float" office:value="2.981" calcext:value-type="float">
            <text:p>2.981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70.316" calcext:value-type="float">
            <text:p>70.316</text:p>
          </table:table-cell>
          <table:table-cell office:value-type="float" office:value="419.1" calcext:value-type="float">
            <text:p>419.1</text:p>
          </table:table-cell>
          <table:table-cell office:value-type="float" office:value="2453.1" calcext:value-type="float">
            <text:p>2453.1</text:p>
          </table:table-cell>
          <table:table-cell office:value-type="float" office:value="7579.2" calcext:value-type="float">
            <text:p>7579.2</text:p>
          </table:table-cell>
          <table:table-cell office:value-type="float" office:value="47.607" calcext:value-type="float">
            <text:p>47.607</text:p>
          </table:table-cell>
          <table:table-cell office:value-type="float" office:value="495.235" calcext:value-type="float">
            <text:p>495.2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19" calcext:value-type="date">
            <text:p>2023-10-31T08:14:19</text:p>
          </table:table-cell>
          <table:table-cell office:value-type="float" office:value="92121259" calcext:value-type="float">
            <text:p>92121259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334" calcext:value-type="float">
            <text:p>70.33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273" calcext:value-type="float">
            <text:p>68.273</text:p>
          </table:table-cell>
          <table:table-cell office:value-type="float" office:value="-2.319" calcext:value-type="float">
            <text:p>-2.319</text:p>
          </table:table-cell>
          <table:table-cell office:value-type="float" office:value="-20" calcext:value-type="float">
            <text:p>-20</text:p>
          </table:table-cell>
          <table:table-cell office:value-type="float" office:value="22.536" calcext:value-type="float">
            <text:p>22.536</text:p>
          </table:table-cell>
          <table:table-cell office:value-type="float" office:value="2.536" calcext:value-type="float">
            <text:p>2.53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70.32" calcext:value-type="float">
            <text:p>70.32</text:p>
          </table:table-cell>
          <table:table-cell office:value-type="float" office:value="419.1" calcext:value-type="float">
            <text:p>419.1</text:p>
          </table:table-cell>
          <table:table-cell office:value-type="float" office:value="2455.5" calcext:value-type="float">
            <text:p>2455.5</text:p>
          </table:table-cell>
          <table:table-cell office:value-type="float" office:value="7406.4" calcext:value-type="float">
            <text:p>7406.4</text:p>
          </table:table-cell>
          <table:table-cell office:value-type="float" office:value="40.837" calcext:value-type="float">
            <text:p>40.837</text:p>
          </table:table-cell>
          <table:table-cell office:value-type="float" office:value="485.313" calcext:value-type="float">
            <text:p>485.3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21" calcext:value-type="date">
            <text:p>2023-10-31T08:14:21</text:p>
          </table:table-cell>
          <table:table-cell office:value-type="float" office:value="92121261" calcext:value-type="float">
            <text:p>9212126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24" calcext:value-type="float">
            <text:p>70.424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214" calcext:value-type="float">
            <text:p>68.214</text:p>
          </table:table-cell>
          <table:table-cell office:value-type="float" office:value="-2.323" calcext:value-type="float">
            <text:p>-2.323</text:p>
          </table:table-cell>
          <table:table-cell office:value-type="float" office:value="-20" calcext:value-type="float">
            <text:p>-20</text:p>
          </table:table-cell>
          <table:table-cell office:value-type="float" office:value="22.091" calcext:value-type="float">
            <text:p>22.091</text:p>
          </table:table-cell>
          <table:table-cell office:value-type="float" office:value="2.091" calcext:value-type="float">
            <text:p>2.09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0.325" calcext:value-type="float">
            <text:p>70.325</text:p>
          </table:table-cell>
          <table:table-cell office:value-type="float" office:value="419.1" calcext:value-type="float">
            <text:p>419.1</text:p>
          </table:table-cell>
          <table:table-cell office:value-type="float" office:value="2458" calcext:value-type="float">
            <text:p>2458</text:p>
          </table:table-cell>
          <table:table-cell office:value-type="float" office:value="7234.9" calcext:value-type="float">
            <text:p>7234.9</text:p>
          </table:table-cell>
          <table:table-cell office:value-type="float" office:value="34.058" calcext:value-type="float">
            <text:p>34.058</text:p>
          </table:table-cell>
          <table:table-cell office:value-type="float" office:value="475.47" calcext:value-type="float">
            <text:p>475.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23" calcext:value-type="date">
            <text:p>2023-10-31T08:14:23</text:p>
          </table:table-cell>
          <table:table-cell office:value-type="float" office:value="92121263" calcext:value-type="float">
            <text:p>9212126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24" calcext:value-type="float">
            <text:p>70.424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156" calcext:value-type="float">
            <text:p>68.156</text:p>
          </table:table-cell>
          <table:table-cell office:value-type="float" office:value="-2.328" calcext:value-type="float">
            <text:p>-2.328</text:p>
          </table:table-cell>
          <table:table-cell office:value-type="float" office:value="-20" calcext:value-type="float">
            <text:p>-20</text:p>
          </table:table-cell>
          <table:table-cell office:value-type="float" office:value="21.645" calcext:value-type="float">
            <text:p>21.645</text:p>
          </table:table-cell>
          <table:table-cell office:value-type="float" office:value="1.645" calcext:value-type="float">
            <text:p>1.645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0.329" calcext:value-type="float">
            <text:p>70.329</text:p>
          </table:table-cell>
          <table:table-cell office:value-type="float" office:value="419.1" calcext:value-type="float">
            <text:p>419.1</text:p>
          </table:table-cell>
          <table:table-cell office:value-type="float" office:value="2460.6" calcext:value-type="float">
            <text:p>2460.6</text:p>
          </table:table-cell>
          <table:table-cell office:value-type="float" office:value="7064.4" calcext:value-type="float">
            <text:p>7064.4</text:p>
          </table:table-cell>
          <table:table-cell office:value-type="float" office:value="27.267" calcext:value-type="float">
            <text:p>27.267</text:p>
          </table:table-cell>
          <table:table-cell office:value-type="float" office:value="465.685" calcext:value-type="float">
            <text:p>465.6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25" calcext:value-type="date">
            <text:p>2023-10-31T08:14:25</text:p>
          </table:table-cell>
          <table:table-cell office:value-type="float" office:value="92121265" calcext:value-type="float">
            <text:p>9212126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79" calcext:value-type="float">
            <text:p>70.47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099" calcext:value-type="float">
            <text:p>68.099</text:p>
          </table:table-cell>
          <table:table-cell office:value-type="float" office:value="-2.332" calcext:value-type="float">
            <text:p>-2.332</text:p>
          </table:table-cell>
          <table:table-cell office:value-type="float" office:value="-20" calcext:value-type="float">
            <text:p>-20</text:p>
          </table:table-cell>
          <table:table-cell office:value-type="float" office:value="21.198" calcext:value-type="float">
            <text:p>21.198</text:p>
          </table:table-cell>
          <table:table-cell office:value-type="float" office:value="1.198" calcext:value-type="float">
            <text:p>1.19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0.334" calcext:value-type="float">
            <text:p>70.334</text:p>
          </table:table-cell>
          <table:table-cell office:value-type="float" office:value="419.1" calcext:value-type="float">
            <text:p>419.1</text:p>
          </table:table-cell>
          <table:table-cell office:value-type="float" office:value="2463.3" calcext:value-type="float">
            <text:p>2463.3</text:p>
          </table:table-cell>
          <table:table-cell office:value-type="float" office:value="6895.2" calcext:value-type="float">
            <text:p>6895.2</text:p>
          </table:table-cell>
          <table:table-cell office:value-type="float" office:value="20.466" calcext:value-type="float">
            <text:p>20.466</text:p>
          </table:table-cell>
          <table:table-cell office:value-type="float" office:value="455.976" calcext:value-type="float">
            <text:p>455.9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27" calcext:value-type="date">
            <text:p>2023-10-31T08:14:27</text:p>
          </table:table-cell>
          <table:table-cell office:value-type="float" office:value="92121267" calcext:value-type="float">
            <text:p>9212126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97" calcext:value-type="float">
            <text:p>70.497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8.04" calcext:value-type="float">
            <text:p>68.04</text:p>
          </table:table-cell>
          <table:table-cell office:value-type="float" office:value="-2.338" calcext:value-type="float">
            <text:p>-2.338</text:p>
          </table:table-cell>
          <table:table-cell office:value-type="float" office:value="-20" calcext:value-type="float">
            <text:p>-20</text:p>
          </table:table-cell>
          <table:table-cell office:value-type="float" office:value="20.749" calcext:value-type="float">
            <text:p>20.749</text:p>
          </table:table-cell>
          <table:table-cell office:value-type="float" office:value="0.749" calcext:value-type="float">
            <text:p>0.74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0.339" calcext:value-type="float">
            <text:p>70.339</text:p>
          </table:table-cell>
          <table:table-cell office:value-type="float" office:value="419.1" calcext:value-type="float">
            <text:p>419.1</text:p>
          </table:table-cell>
          <table:table-cell office:value-type="float" office:value="2466" calcext:value-type="float">
            <text:p>2466</text:p>
          </table:table-cell>
          <table:table-cell office:value-type="float" office:value="6718.1" calcext:value-type="float">
            <text:p>6718.1</text:p>
          </table:table-cell>
          <table:table-cell office:value-type="float" office:value="6.833" calcext:value-type="float">
            <text:p>6.833</text:p>
          </table:table-cell>
          <table:table-cell office:value-type="float" office:value="445.815" calcext:value-type="float">
            <text:p>445.8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30" calcext:value-type="date">
            <text:p>2023-10-31T08:14:30</text:p>
          </table:table-cell>
          <table:table-cell office:value-type="float" office:value="92121270" calcext:value-type="float">
            <text:p>9212127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97" calcext:value-type="float">
            <text:p>70.497</text:p>
          </table:table-cell>
          <table:table-cell office:value-type="float" office:value="0.1" calcext:value-type="float">
            <text:p>0.1</text:p>
          </table:table-cell>
          <table:table-cell office:value-type="float" office:value="2.9" calcext:value-type="float">
            <text:p>2.9</text:p>
          </table:table-cell>
          <table:table-cell office:value-type="float" office:value="35" calcext:value-type="float">
            <text:p>35</text:p>
          </table:table-cell>
          <table:table-cell office:value-type="float" office:value="67.982" calcext:value-type="float">
            <text:p>67.982</text:p>
          </table:table-cell>
          <table:table-cell office:value-type="float" office:value="-2.344" calcext:value-type="float">
            <text:p>-2.344</text:p>
          </table:table-cell>
          <table:table-cell office:value-type="float" office:value="-20" calcext:value-type="float">
            <text:p>-20</text:p>
          </table:table-cell>
          <table:table-cell office:value-type="float" office:value="20.099" calcext:value-type="float">
            <text:p>20.099</text:p>
          </table:table-cell>
          <table:table-cell office:value-type="float" office:value="0.099" calcext:value-type="float">
            <text:p>0.09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48" calcext:value-type="float">
            <text:p>70.348</text:p>
          </table:table-cell>
          <table:table-cell office:value-type="float" office:value="419.1" calcext:value-type="float">
            <text:p>419.1</text:p>
          </table:table-cell>
          <table:table-cell office:value-type="float" office:value="2470.1" calcext:value-type="float">
            <text:p>2470.1</text:p>
          </table:table-cell>
          <table:table-cell office:value-type="float" office:value="7567.8" calcext:value-type="float">
            <text:p>7567.8</text:p>
          </table:table-cell>
          <table:table-cell office:value-type="float" office:value="0" calcext:value-type="float">
            <text:p>0</text:p>
          </table:table-cell>
          <table:table-cell office:value-type="float" office:value="432.717" calcext:value-type="float">
            <text:p>432.7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32" calcext:value-type="date">
            <text:p>2023-10-31T08:14:32</text:p>
          </table:table-cell>
          <table:table-cell office:value-type="float" office:value="92121272" calcext:value-type="float">
            <text:p>9212127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97" calcext:value-type="float">
            <text:p>70.4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.956" calcext:value-type="float">
            <text:p>67.956</text:p>
          </table:table-cell>
          <table:table-cell office:value-type="float" office:value="-2.353" calcext:value-type="float">
            <text:p>-2.353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55" calcext:value-type="float">
            <text:p>70.355</text:p>
          </table:table-cell>
          <table:table-cell office:value-type="float" office:value="419.1" calcext:value-type="float">
            <text:p>419.1</text:p>
          </table:table-cell>
          <table:table-cell office:value-type="float" office:value="2473" calcext:value-type="float">
            <text:p>2473</text:p>
          </table:table-cell>
          <table:table-cell office:value-type="float" office:value="7393.5" calcext:value-type="float">
            <text:p>7393.5</text:p>
          </table:table-cell>
          <table:table-cell office:value-type="float" office:value="0" calcext:value-type="float">
            <text:p>0</text:p>
          </table:table-cell>
          <table:table-cell office:value-type="float" office:value="422.72" calcext:value-type="float">
            <text:p>422.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35" calcext:value-type="date">
            <text:p>2023-10-31T08:14:35</text:p>
          </table:table-cell>
          <table:table-cell office:value-type="float" office:value="92121275" calcext:value-type="float">
            <text:p>9212127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15" calcext:value-type="float">
            <text:p>81.15</text:p>
          </table:table-cell>
          <table:table-cell office:value-type="float" office:value="70.497" calcext:value-type="float">
            <text:p>70.497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5" calcext:value-type="float">
            <text:p>35</text:p>
          </table:table-cell>
          <table:table-cell office:value-type="float" office:value="67.923" calcext:value-type="float">
            <text:p>67.923</text:p>
          </table:table-cell>
          <table:table-cell office:value-type="float" office:value="-2.361" calcext:value-type="float">
            <text:p>-2.361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65" calcext:value-type="float">
            <text:p>70.365</text:p>
          </table:table-cell>
          <table:table-cell office:value-type="float" office:value="419.1" calcext:value-type="float">
            <text:p>419.1</text:p>
          </table:table-cell>
          <table:table-cell office:value-type="float" office:value="2477.1" calcext:value-type="float">
            <text:p>2477.1</text:p>
          </table:table-cell>
          <table:table-cell office:value-type="float" office:value="7175.1" calcext:value-type="float">
            <text:p>7175.1</text:p>
          </table:table-cell>
          <table:table-cell office:value-type="float" office:value="0" calcext:value-type="float">
            <text:p>0</text:p>
          </table:table-cell>
          <table:table-cell office:value-type="float" office:value="410.191" calcext:value-type="float">
            <text:p>410.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37" calcext:value-type="date">
            <text:p>2023-10-31T08:14:37</text:p>
          </table:table-cell>
          <table:table-cell office:value-type="float" office:value="92121277" calcext:value-type="float">
            <text:p>9212127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479" calcext:value-type="float">
            <text:p>70.4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.898" calcext:value-type="float">
            <text:p>67.898</text:p>
          </table:table-cell>
          <table:table-cell office:value-type="float" office:value="-2.37" calcext:value-type="float">
            <text:p>-2.37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72" calcext:value-type="float">
            <text:p>70.372</text:p>
          </table:table-cell>
          <table:table-cell office:value-type="float" office:value="419.1" calcext:value-type="float">
            <text:p>419.1</text:p>
          </table:table-cell>
          <table:table-cell office:value-type="float" office:value="2480" calcext:value-type="float">
            <text:p>2480</text:p>
          </table:table-cell>
          <table:table-cell office:value-type="float" office:value="7009.8" calcext:value-type="float">
            <text:p>7009.8</text:p>
          </table:table-cell>
          <table:table-cell office:value-type="float" office:value="0" calcext:value-type="float">
            <text:p>0</text:p>
          </table:table-cell>
          <table:table-cell office:value-type="float" office:value="400.716" calcext:value-type="float">
            <text:p>400.7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40" calcext:value-type="date">
            <text:p>2023-10-31T08:14:40</text:p>
          </table:table-cell>
          <table:table-cell office:value-type="float" office:value="92121280" calcext:value-type="float">
            <text:p>92121280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334" calcext:value-type="float">
            <text:p>70.334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5" calcext:value-type="float">
            <text:p>35</text:p>
          </table:table-cell>
          <table:table-cell office:value-type="float" office:value="67.866" calcext:value-type="float">
            <text:p>67.866</text:p>
          </table:table-cell>
          <table:table-cell office:value-type="float" office:value="-2.378" calcext:value-type="float">
            <text:p>-2.378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81" calcext:value-type="float">
            <text:p>70.381</text:p>
          </table:table-cell>
          <table:table-cell office:value-type="float" office:value="419.1" calcext:value-type="float">
            <text:p>419.1</text:p>
          </table:table-cell>
          <table:table-cell office:value-type="float" office:value="2484.2" calcext:value-type="float">
            <text:p>2484.2</text:p>
          </table:table-cell>
          <table:table-cell office:value-type="float" office:value="6802.6" calcext:value-type="float">
            <text:p>6802.6</text:p>
          </table:table-cell>
          <table:table-cell office:value-type="float" office:value="0" calcext:value-type="float">
            <text:p>0</text:p>
          </table:table-cell>
          <table:table-cell office:value-type="float" office:value="388.839" calcext:value-type="float">
            <text:p>388.8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42" calcext:value-type="date">
            <text:p>2023-10-31T08:14:42</text:p>
          </table:table-cell>
          <table:table-cell office:value-type="float" office:value="92121282" calcext:value-type="float">
            <text:p>9212128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298" calcext:value-type="float">
            <text:p>70.2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.841" calcext:value-type="float">
            <text:p>67.841</text:p>
          </table:table-cell>
          <table:table-cell office:value-type="float" office:value="-2.384" calcext:value-type="float">
            <text:p>-2.384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85" calcext:value-type="float">
            <text:p>70.385</text:p>
          </table:table-cell>
          <table:table-cell office:value-type="float" office:value="419.1" calcext:value-type="float">
            <text:p>419.1</text:p>
          </table:table-cell>
          <table:table-cell office:value-type="float" office:value="2487.2" calcext:value-type="float">
            <text:p>2487.2</text:p>
          </table:table-cell>
          <table:table-cell office:value-type="float" office:value="6645.5" calcext:value-type="float">
            <text:p>6645.5</text:p>
          </table:table-cell>
          <table:table-cell office:value-type="float" office:value="0" calcext:value-type="float">
            <text:p>0</text:p>
          </table:table-cell>
          <table:table-cell office:value-type="float" office:value="379.835" calcext:value-type="float">
            <text:p>379.8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45" calcext:value-type="date">
            <text:p>2023-10-31T08:14:45</text:p>
          </table:table-cell>
          <table:table-cell office:value-type="float" office:value="92121285" calcext:value-type="float">
            <text:p>92121285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279" calcext:value-type="float">
            <text:p>70.279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35" calcext:value-type="float">
            <text:p>35</text:p>
          </table:table-cell>
          <table:table-cell office:value-type="float" office:value="67.81" calcext:value-type="float">
            <text:p>67.81</text:p>
          </table:table-cell>
          <table:table-cell office:value-type="float" office:value="-2.388" calcext:value-type="float">
            <text:p>-2.388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88" calcext:value-type="float">
            <text:p>70.388</text:p>
          </table:table-cell>
          <table:table-cell office:value-type="float" office:value="419.1" calcext:value-type="float">
            <text:p>419.1</text:p>
          </table:table-cell>
          <table:table-cell office:value-type="float" office:value="2491.5" calcext:value-type="float">
            <text:p>2491.5</text:p>
          </table:table-cell>
          <table:table-cell office:value-type="float" office:value="6449.1" calcext:value-type="float">
            <text:p>6449.1</text:p>
          </table:table-cell>
          <table:table-cell office:value-type="float" office:value="0" calcext:value-type="float">
            <text:p>0</text:p>
          </table:table-cell>
          <table:table-cell office:value-type="float" office:value="368.581" calcext:value-type="float">
            <text:p>368.5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47" calcext:value-type="date">
            <text:p>2023-10-31T08:14:47</text:p>
          </table:table-cell>
          <table:table-cell office:value-type="float" office:value="92121287" calcext:value-type="float">
            <text:p>92121287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279" calcext:value-type="float">
            <text:p>70.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.786" calcext:value-type="float">
            <text:p>67.786</text:p>
          </table:table-cell>
          <table:table-cell office:value-type="float" office:value="-2.389" calcext:value-type="float">
            <text:p>-2.38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89" calcext:value-type="float">
            <text:p>70.389</text:p>
          </table:table-cell>
          <table:table-cell office:value-type="float" office:value="419.1" calcext:value-type="float">
            <text:p>419.1</text:p>
          </table:table-cell>
          <table:table-cell office:value-type="float" office:value="2494.7" calcext:value-type="float">
            <text:p>2494.7</text:p>
          </table:table-cell>
          <table:table-cell office:value-type="float" office:value="6300.5" calcext:value-type="float">
            <text:p>6300.5</text:p>
          </table:table-cell>
          <table:table-cell office:value-type="float" office:value="0" calcext:value-type="float">
            <text:p>0</text:p>
          </table:table-cell>
          <table:table-cell office:value-type="float" office:value="360.062" calcext:value-type="float">
            <text:p>360.0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51" calcext:value-type="date">
            <text:p>2023-10-31T08:14:51</text:p>
          </table:table-cell>
          <table:table-cell office:value-type="float" office:value="92121291" calcext:value-type="float">
            <text:p>9212129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1.037" calcext:value-type="float">
            <text:p>81.037</text:p>
          </table:table-cell>
          <table:table-cell office:value-type="float" office:value="70.334" calcext:value-type="float">
            <text:p>70.3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.732" calcext:value-type="float">
            <text:p>67.732</text:p>
          </table:table-cell>
          <table:table-cell office:value-type="float" office:value="-2.387" calcext:value-type="float">
            <text:p>-2.387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86" calcext:value-type="float">
            <text:p>70.386</text:p>
          </table:table-cell>
          <table:table-cell office:value-type="float" office:value="419.1" calcext:value-type="float">
            <text:p>419.1</text:p>
          </table:table-cell>
          <table:table-cell office:value-type="float" office:value="2502.2" calcext:value-type="float">
            <text:p>2502.2</text:p>
          </table:table-cell>
          <table:table-cell office:value-type="float" office:value="5973.3" calcext:value-type="float">
            <text:p>5973.3</text:p>
          </table:table-cell>
          <table:table-cell office:value-type="float" office:value="0" calcext:value-type="float">
            <text:p>0</text:p>
          </table:table-cell>
          <table:table-cell office:value-type="float" office:value="341.319" calcext:value-type="float">
            <text:p>341.3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54" calcext:value-type="date">
            <text:p>2023-10-31T08:14:54</text:p>
          </table:table-cell>
          <table:table-cell office:value-type="float" office:value="92121294" calcext:value-type="float">
            <text:p>9212129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352" calcext:value-type="float">
            <text:p>70.352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35" calcext:value-type="float">
            <text:p>35</text:p>
          </table:table-cell>
          <table:table-cell office:value-type="float" office:value="67.703" calcext:value-type="float">
            <text:p>67.703</text:p>
          </table:table-cell>
          <table:table-cell office:value-type="float" office:value="-2.384" calcext:value-type="float">
            <text:p>-2.384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83" calcext:value-type="float">
            <text:p>70.383</text:p>
          </table:table-cell>
          <table:table-cell office:value-type="float" office:value="419.1" calcext:value-type="float">
            <text:p>419.1</text:p>
          </table:table-cell>
          <table:table-cell office:value-type="float" office:value="2506.7" calcext:value-type="float">
            <text:p>2506.7</text:p>
          </table:table-cell>
          <table:table-cell office:value-type="float" office:value="5796.8" calcext:value-type="float">
            <text:p>5796.8</text:p>
          </table:table-cell>
          <table:table-cell office:value-type="float" office:value="0" calcext:value-type="float">
            <text:p>0</text:p>
          </table:table-cell>
          <table:table-cell office:value-type="float" office:value="331.207" calcext:value-type="float">
            <text:p>331.2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56" calcext:value-type="date">
            <text:p>2023-10-31T08:14:56</text:p>
          </table:table-cell>
          <table:table-cell office:value-type="float" office:value="92121296" calcext:value-type="float">
            <text:p>92121296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406" calcext:value-type="float">
            <text:p>70.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.681" calcext:value-type="float">
            <text:p>67.681</text:p>
          </table:table-cell>
          <table:table-cell office:value-type="float" office:value="-2.381" calcext:value-type="float">
            <text:p>-2.381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81" calcext:value-type="float">
            <text:p>70.381</text:p>
          </table:table-cell>
          <table:table-cell office:value-type="float" office:value="419.1" calcext:value-type="float">
            <text:p>419.1</text:p>
          </table:table-cell>
          <table:table-cell office:value-type="float" office:value="2509.9" calcext:value-type="float">
            <text:p>2509.9</text:p>
          </table:table-cell>
          <table:table-cell office:value-type="float" office:value="5662.8" calcext:value-type="float">
            <text:p>5662.8</text:p>
          </table:table-cell>
          <table:table-cell office:value-type="float" office:value="0" calcext:value-type="float">
            <text:p>0</text:p>
          </table:table-cell>
          <table:table-cell office:value-type="float" office:value="323.534" calcext:value-type="float">
            <text:p>323.5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4:59" calcext:value-type="date">
            <text:p>2023-10-31T08:14:59</text:p>
          </table:table-cell>
          <table:table-cell office:value-type="float" office:value="92121299" calcext:value-type="float">
            <text:p>92121299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461" calcext:value-type="float">
            <text:p>70.461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35" calcext:value-type="float">
            <text:p>35</text:p>
          </table:table-cell>
          <table:table-cell office:value-type="float" office:value="67.652" calcext:value-type="float">
            <text:p>67.652</text:p>
          </table:table-cell>
          <table:table-cell office:value-type="float" office:value="-2.38" calcext:value-type="float">
            <text:p>-2.38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79" calcext:value-type="float">
            <text:p>70.379</text:p>
          </table:table-cell>
          <table:table-cell office:value-type="float" office:value="419.1" calcext:value-type="float">
            <text:p>419.1</text:p>
          </table:table-cell>
          <table:table-cell office:value-type="float" office:value="2514.5" calcext:value-type="float">
            <text:p>2514.5</text:p>
          </table:table-cell>
          <table:table-cell office:value-type="float" office:value="5495.4" calcext:value-type="float">
            <text:p>5495.4</text:p>
          </table:table-cell>
          <table:table-cell office:value-type="float" office:value="0" calcext:value-type="float">
            <text:p>0</text:p>
          </table:table-cell>
          <table:table-cell office:value-type="float" office:value="313.948" calcext:value-type="float">
            <text:p>313.9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5:01" calcext:value-type="date">
            <text:p>2023-10-31T08:15:01</text:p>
          </table:table-cell>
          <table:table-cell office:value-type="float" office:value="92121301" calcext:value-type="float">
            <text:p>92121301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461" calcext:value-type="float">
            <text:p>70.4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67.63" calcext:value-type="float">
            <text:p>67.63</text:p>
          </table:table-cell>
          <table:table-cell office:value-type="float" office:value="-2.379" calcext:value-type="float">
            <text:p>-2.37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79" calcext:value-type="float">
            <text:p>70.379</text:p>
          </table:table-cell>
          <table:table-cell office:value-type="float" office:value="424.4" calcext:value-type="float">
            <text:p>424.4</text:p>
          </table:table-cell>
          <table:table-cell office:value-type="float" office:value="2517.8" calcext:value-type="float">
            <text:p>2517.8</text:p>
          </table:table-cell>
          <table:table-cell office:value-type="float" office:value="5368.6" calcext:value-type="float">
            <text:p>5368.6</text:p>
          </table:table-cell>
          <table:table-cell office:value-type="float" office:value="0" calcext:value-type="float">
            <text:p>0</text:p>
          </table:table-cell>
          <table:table-cell office:value-type="float" office:value="306.692" calcext:value-type="float">
            <text:p>306.6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date" office:date-value="2023-10-31T08:15:04" calcext:value-type="date">
            <text:p>2023-10-31T08:15:04</text:p>
          </table:table-cell>
          <table:table-cell office:value-type="float" office:value="92121304" calcext:value-type="float">
            <text:p>9212130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80.925" calcext:value-type="float">
            <text:p>80.925</text:p>
          </table:table-cell>
          <table:table-cell office:value-type="float" office:value="70.406" calcext:value-type="float">
            <text:p>70.406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office:value-type="float" office:value="35" calcext:value-type="float">
            <text:p>35</text:p>
          </table:table-cell>
          <table:table-cell office:value-type="float" office:value="67.603" calcext:value-type="float">
            <text:p>67.603</text:p>
          </table:table-cell>
          <table:table-cell office:value-type="float" office:value="-2.379" calcext:value-type="float">
            <text:p>-2.379</text:p>
          </table:table-cell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8" calcext:value-type="float">
            <text:p>70.38</text:p>
          </table:table-cell>
          <table:table-cell office:value-type="float" office:value="424.4" calcext:value-type="float">
            <text:p>424.4</text:p>
          </table:table-cell>
          <table:table-cell office:value-type="float" office:value="2522.4" calcext:value-type="float">
            <text:p>2522.4</text:p>
          </table:table-cell>
          <table:table-cell office:value-type="float" office:value="5209.8" calcext:value-type="float">
            <text:p>5209.8</text:p>
          </table:table-cell>
          <table:table-cell office:value-type="float" office:value="0" calcext:value-type="float">
            <text:p>0</text:p>
          </table:table-cell>
          <table:table-cell office:value-type="float" office:value="297.602" calcext:value-type="float">
            <text:p>297.602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09:19:00.197000000</dc:date>
    <meta:editing-duration>PT3M38S</meta:editing-duration>
    <meta:editing-cycles>2</meta:editing-cycles>
    <meta:generator>LibreOffice/7.5.1.2$Windows_X86_64 LibreOffice_project/fcbaee479e84c6cd81291587d2ee68cba099e129</meta:generator>
    <meta:document-statistic meta:table-count="1" meta:cell-count="2069" meta:object-count="0"/>
  </office:meta>
</office:document-meta>
</file>